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Informacja">
      <style:text-properties fo:font-size="6pt" style:font-size-asian="6pt" style:font-size-complex="6pt"/>
    </style:style>
    <style:style style:name="P14" style:family="paragraph" style:parent-style-name="Informacja">
      <style:text-properties fo:font-style="italic" style:font-style-asian="italic" style:font-style-complex="italic"/>
    </style:style>
    <style:style style:name="P15" style:family="paragraph" style:parent-style-name="Informacja">
      <style:paragraph-properties fo:text-align="justify" style:justify-single-word="false"/>
    </style:style>
    <style:style style:name="P16" style:family="paragraph" style:parent-style-name="Output">
      <style:paragraph-properties fo:text-align="justify" style:justify-single-word="false"/>
    </style:style>
    <style:style style:name="P17" style:family="paragraph" style:parent-style-name="Output">
      <style:paragraph-properties fo:text-align="start" style:justify-single-word="false"/>
    </style:style>
    <style:style style:name="P18" style:family="paragraph" style:parent-style-name="Output">
      <style:text-properties fo:font-style="italic" style:font-style-asian="italic" style:font-style-complex="italic"/>
    </style:style>
    <style:style style:name="P19" style:family="paragraph" style:parent-style-name="Output">
      <style:text-properties fo:font-size="9pt" style:font-size-asian="9pt" style:font-size-complex="9pt"/>
    </style:style>
    <style:style style:name="P20" style:family="paragraph" style:parent-style-name="Output">
      <style:text-properties fo:color="#00cc00" fo:font-weight="bold" style:font-weight-asian="bold" style:font-weight-complex="bold"/>
    </style:style>
    <style:style style:name="P21" style:family="paragraph" style:parent-style-name="Kod">
      <style:paragraph-properties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Odstep">
      <style:text-properties fo:color="#000000" style:font-name="Courier New4"/>
    </style:style>
    <style:style style:name="P24" style:family="paragraph" style:parent-style-name="Odstep">
      <style:text-properties style:font-name="Courier New4"/>
    </style:style>
    <style:style style:name="P25" style:family="paragraph" style:parent-style-name="Odstep">
      <style:paragraph-properties fo:text-align="justify" style:justify-single-word="false"/>
    </style:style>
    <style:style style:name="P26" style:family="paragraph" style:parent-style-name="Informacja">
      <style:paragraph-properties fo:background-color="#111111">
        <style:background-image/>
      </style:paragraph-properties>
    </style:style>
    <style:style style:name="P27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2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29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fo:text-align="center" style:justify-single-word="false" style:page-number="auto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Kod">
      <style:paragraph-properties fo:text-align="justify" style:justify-single-word="false"/>
    </style:style>
    <style:style style:name="P37" style:family="paragraph" style:parent-style-name="Text_20_body">
      <style:paragraph-properties fo:text-align="justify" style:justify-single-word="false"/>
    </style:style>
    <style:style style:name="P38" style:family="paragraph" style:parent-style-name="Text_20_body" style:list-style-name="L1">
      <style:paragraph-properties fo:text-align="justify" style:justify-single-word="false"/>
    </style:style>
    <style:style style:name="P39" style:family="paragraph" style:parent-style-name="Text_20_body" style:list-style-name="L2">
      <style:paragraph-properties fo:text-align="justify" style:justify-single-word="false"/>
    </style:style>
    <style:style style:name="P40" style:family="paragraph" style:parent-style-name="Text_20_body" style:list-style-name="L3">
      <style:paragraph-properties fo:text-align="justify" style:justify-single-word="false"/>
    </style:style>
    <style:style style:name="P41" style:family="paragraph" style:parent-style-name="Text_20_body" style:list-style-name="L5">
      <style:paragraph-properties fo:text-align="justify" style:justify-single-word="false"/>
    </style:style>
    <style:style style:name="P42" style:family="paragraph" style:parent-style-name="Text_20_body" style:list-style-name="L6">
      <style:paragraph-properties fo:text-align="justify" style:justify-single-word="false"/>
    </style:style>
    <style:style style:name="P43" style:family="paragraph" style:parent-style-name="Text_20_body" style:list-style-name="L7">
      <style:paragraph-properties fo:text-align="justify" style:justify-single-word="false"/>
    </style:style>
    <style:style style:name="P44" style:family="paragraph" style:parent-style-name="Text_20_body" style:list-style-name="L8">
      <style:paragraph-properties fo:text-align="justify" style:justify-single-word="false"/>
    </style:style>
    <style:style style:name="P45" style:family="paragraph" style:parent-style-name="Text_20_body" style:list-style-name="L9">
      <style:paragraph-properties fo:text-align="justify" style:justify-single-word="false"/>
    </style:style>
    <style:style style:name="P46" style:family="paragraph" style:parent-style-name="Text_20_body" style:list-style-name="L10">
      <style:paragraph-properties fo:text-align="justify" style:justify-single-word="false"/>
    </style:style>
    <style:style style:name="P47" style:family="paragraph" style:parent-style-name="Text_20_body" style:list-style-name="L11">
      <style:paragraph-properties fo:text-align="justify" style:justify-single-word="false"/>
    </style:style>
    <style:style style:name="P48" style:family="paragraph" style:parent-style-name="Text_20_body" style:list-style-name="L12">
      <style:paragraph-properties fo:text-align="justify" style:justify-single-word="false"/>
    </style:style>
    <style:style style:name="P49" style:family="paragraph" style:parent-style-name="Text_20_body" style:list-style-name="L13">
      <style:paragraph-properties fo:text-align="justify" style:justify-single-word="false"/>
    </style:style>
    <style:style style:name="P50" style:family="paragraph" style:parent-style-name="Text_20_body" style:list-style-name="L14">
      <style:paragraph-properties fo:text-align="justify" style:justify-single-word="false"/>
    </style:style>
    <style:style style:name="P51" style:family="paragraph" style:parent-style-name="Text_20_body" style:list-style-name="L15">
      <style:paragraph-properties fo:text-align="justify" style:justify-single-word="false"/>
    </style:style>
    <style:style style:name="P52" style:family="paragraph" style:parent-style-name="Text_20_body" style:list-style-name="L3"/>
    <style:style style:name="P53" style:family="paragraph" style:parent-style-name="Text_20_body" style:list-style-name="L4"/>
    <style:style style:name="P54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Courier New4" fo:font-weight="bold"/>
    </style:style>
    <style:style style:name="T6" style:family="text">
      <style:text-properties style:font-name="Courier New4"/>
    </style:style>
    <style:style style:name="T7" style:family="text">
      <style:text-properties style:font-name="Courier New4" fo:font-style="italic"/>
    </style:style>
    <style:style style:name="T8" style:family="text">
      <style:text-properties fo:color="#660e7a" style:font-name="Courier New4" fo:font-style="italic" fo:font-weight="bold"/>
    </style:style>
    <style:style style:name="T9" style:family="text">
      <style:text-properties fo:color="#660e7a" style:font-name="Courier New4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660e7a" fo:font-style="italic" fo:font-weight="bold"/>
    </style:style>
    <style:style style:name="T12" style:family="text">
      <style:text-properties fo:color="#008000"/>
    </style:style>
    <style:style style:name="T13" style:family="text">
      <style:text-properties fo:color="#008000" style:font-name="Courier New4" fo:font-weight="bold"/>
    </style:style>
    <style:style style:name="T14" style:family="text">
      <style:text-properties fo:color="#008000" fo:font-weight="bold"/>
    </style:style>
    <style:style style:name="T15" style:family="text">
      <style:text-properties fo:color="#000000" style:font-name="Courier New4"/>
    </style:style>
    <style:style style:name="T16" style:family="text">
      <style:text-properties fo:color="#0000ff"/>
    </style:style>
    <style:style style:name="T17" style:family="text">
      <style:text-properties fo:color="#0000ff" fo:font-weight="bold"/>
    </style:style>
    <style:style style:name="T18" style:family="text">
      <style:text-properties fo:color="#0000ff" style:font-name="Courier New4"/>
    </style:style>
    <style:style style:name="T19" style:family="text">
      <style:text-properties fo:color="#0000ff" style:font-name="Courier New4" fo:font-weight="bold"/>
    </style:style>
    <style:style style:name="T20" style:family="text">
      <style:text-properties fo:color="#c5000b" fo:font-weight="bold" style:font-weight-asian="bold" style:font-weight-complex="bold"/>
    </style:style>
    <style:style style:name="T21" style:family="text">
      <style:text-properties fo:color="#c5000b" fo:font-weight="bold" fo:background-color="#111111" style:font-weight-asian="bold" style:font-weight-complex="bold"/>
    </style:style>
    <style:style style:name="T22" style:family="text">
      <style:text-properties fo:color="#808080"/>
    </style:style>
    <style:style style:name="T23" style:family="text">
      <style:text-properties fo:color="#808000"/>
    </style:style>
    <style:style style:name="T24" style:family="text">
      <style:text-properties fo:color="#808000" style:font-name="Courier New4"/>
    </style:style>
    <style:style style:name="T25" style:family="text">
      <style:text-properties fo:background-color="#111111"/>
    </style:style>
    <style:style style:name="T2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2">Spis treści</text:p>
          </text:index-title>
          <text:p text:style-name="P32"><text:a xlink:type="simple" xlink:href="#__RefHeading__1881_2139334056" text:style-name="Internet_20_link" text:visited-style-name="Internet_20_link">1 Wstęp<text:tab/>3</text:a></text:p>
          <text:p text:style-name="P32"><text:a xlink:type="simple" xlink:href="#__RefHeading___Toc1313_932558318" text:style-name="Internet_20_link" text:visited-style-name="Internet_20_link">2 Czym jest Maven i do czego służy?<text:tab/>4</text:a></text:p>
          <text:p text:style-name="P31"><text:a xlink:type="simple" xlink:href="#__RefHeading__1883_2139334056" text:style-name="Internet_20_link" text:visited-style-name="Internet_20_link">2.1 Dlaczego warto poznać Maven?<text:tab/>4</text:a></text:p>
          <text:p text:style-name="P32"><text:a xlink:type="simple" xlink:href="#__RefHeading__1885_2139334056" text:style-name="Internet_20_link" text:visited-style-name="Internet_20_link">3 Instalacja Maven w Windows<text:tab/>6</text:a></text:p>
          <text:p text:style-name="P31"><text:a xlink:type="simple" xlink:href="#__RefHeading__1887_2139334056" text:style-name="Internet_20_link" text:visited-style-name="Internet_20_link">3.1 Sprawdzanie poprawności instalacji Mavena<text:tab/>6</text:a></text:p>
          <text:p text:style-name="P32"><text:a xlink:type="simple" xlink:href="#__RefHeading__1889_2139334056" text:style-name="Internet_20_link" text:visited-style-name="Internet_20_link">4 Podstawy Maven<text:tab/>8</text:a></text:p>
          <text:p text:style-name="P31"><text:a xlink:type="simple" xlink:href="#__RefHeading__1891_2139334056" text:style-name="Internet_20_link" text:visited-style-name="Internet_20_link">4.1 Pierwszy projekt<text:tab/>9</text:a></text:p>
          <text:p text:style-name="P30"><text:a xlink:type="simple" xlink:href="#__RefHeading__1893_2139334056" text:style-name="Internet_20_link" text:visited-style-name="Internet_20_link">4.1.1 Wstępna struktura projektu<text:tab/>9</text:a></text:p>
          <text:p text:style-name="P30"><text:a xlink:type="simple" xlink:href="#__RefHeading__1895_2139334056" text:style-name="Internet_20_link" text:visited-style-name="Internet_20_link">4.1.2 Klasa Java w projekcie<text:tab/>9</text:a></text:p>
          <text:p text:style-name="P30"><text:a xlink:type="simple" xlink:href="#__RefHeading__1897_2139334056" text:style-name="Internet_20_link" text:visited-style-name="Internet_20_link">4.1.3 Podstawowa konfiguracji Maven w pom.xml<text:tab/>10</text:a></text:p>
          <text:p text:style-name="P30"><text:a xlink:type="simple" xlink:href="#__RefHeading__1899_2139334056" text:style-name="Internet_20_link" text:visited-style-name="Internet_20_link">4.1.4 Struktura projektu z klasą i pom.xml<text:tab/>11</text:a></text:p>
          <text:p text:style-name="P30"><text:a xlink:type="simple" xlink:href="#__RefHeading__1901_2139334056" text:style-name="Internet_20_link" text:visited-style-name="Internet_20_link">4.1.5 Budujemy projekt<text:tab/>11</text:a></text:p>
          <text:p text:style-name="P30"><text:a xlink:type="simple" xlink:href="#__RefHeading__1903_2139334056" text:style-name="Internet_20_link" text:visited-style-name="Internet_20_link">4.1.6 Efekt mvn install i lokalne repozytorium .m2<text:tab/>14</text:a></text:p>
          <text:p text:style-name="P30"><text:a xlink:type="simple" xlink:href="#__RefHeading__1905_2139334056" text:style-name="Internet_20_link" text:visited-style-name="Internet_20_link">4.1.7 Uruchomienie aplikacji za pomocą pluginu Exec Maven<text:tab/>15</text:a></text:p>
          <text:p text:style-name="P30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30"><text:a xlink:type="simple" xlink:href="#__RefHeading__1909_2139334056" text:style-name="Internet_20_link" text:visited-style-name="Internet_20_link">4.1.9 Pomijanie testów<text:tab/>19</text:a></text:p>
          <text:p text:style-name="P30"><text:a xlink:type="simple" xlink:href="#__RefHeading__1911_2139334056" text:style-name="Internet_20_link" text:visited-style-name="Internet_20_link">4.1.10 Gdzie szukać zależności?<text:tab/>19</text:a></text:p>
          <text:p text:style-name="P30"><text:a xlink:type="simple" xlink:href="#__RefHeading__1913_2139334056" text:style-name="Internet_20_link" text:visited-style-name="Internet_20_link">4.1.11 Czyszczenie projektu – mvn clean<text:tab/>20</text:a></text:p>
          <text:p text:style-name="P31"><text:a xlink:type="simple" xlink:href="#__RefHeading__1915_2139334056" text:style-name="Internet_20_link" text:visited-style-name="Internet_20_link">4.2 Generator archetypów<text:tab/>22</text:a></text:p>
          <text:p text:style-name="P31"><text:a xlink:type="simple" xlink:href="#__RefHeading__2957_721412941" text:style-name="Internet_20_link" text:visited-style-name="Internet_20_link">4.3 Podsumowanie<text:tab/>25</text:a></text:p>
          <text:p text:style-name="P31"><text:a xlink:type="simple" xlink:href="#__RefHeading__2959_721412941" text:style-name="Internet_20_link" text:visited-style-name="Internet_20_link">4.4 Zadania<text:tab/>28</text:a></text:p>
          <text:p text:style-name="P32"><text:a xlink:type="simple" xlink:href="#__RefHeading__1917_2139334056" text:style-name="Internet_20_link" text:visited-style-name="Internet_20_link">5 Fazy, pluginy, zadania i testy<text:tab/>29</text:a></text:p>
          <text:p text:style-name="P31"><text:a xlink:type="simple" xlink:href="#__RefHeading__3391_865814078" text:style-name="Internet_20_link" text:visited-style-name="Internet_20_link">5.1 Fazy budowy projektu i pluginy<text:tab/>30</text:a></text:p>
          <text:p text:style-name="P31"><text:a xlink:type="simple" xlink:href="#__RefHeading__3393_865814078" text:style-name="Internet_20_link" text:visited-style-name="Internet_20_link">5.2 Generowanie pliku JAR z zależnościami<text:tab/>33</text:a></text:p>
          <text:p text:style-name="P31"><text:a xlink:type="simple" xlink:href="#__RefHeading__5422_236710337" text:style-name="Internet_20_link" text:visited-style-name="Internet_20_link">5.3 Korzystanie ze zmiennych w pliku pom.xml<text:tab/>36</text:a></text:p>
          <text:p text:style-name="P31"><text:a xlink:type="simple" xlink:href="#__RefHeading__3395_865814078" text:style-name="Internet_20_link" text:visited-style-name="Internet_20_link">5.4 Podłączanie zadania pluginu do fazy budowy projektu<text:tab/>37</text:a></text:p>
          <text:p text:style-name="P31"><text:a xlink:type="simple" xlink:href="#__RefHeading__3397_865814078" text:style-name="Internet_20_link" text:visited-style-name="Internet_20_link">5.5 Konfiguracja i uruchamianie testów jednostkowych<text:tab/>39</text:a></text:p>
          <text:p text:style-name="P31"><text:a xlink:type="simple" xlink:href="#__RefHeading__3399_865814078" text:style-name="Internet_20_link" text:visited-style-name="Internet_20_link">5.6 Dodawanie testów integracyjnych do fazy verify<text:tab/>42</text:a></text:p>
          <text:p text:style-name="P32"><text:a xlink:type="simple" xlink:href="#__RefHeading__1919_2139334056" text:style-name="Internet_20_link" text:visited-style-name="Internet_20_link">6 Zależności i projekty wielomodułowe<text:tab/>45</text:a></text:p>
          <text:p text:style-name="P32"><text:a xlink:type="simple" xlink:href="#__RefHeading__1921_2139334056" text:style-name="Internet_20_link" text:visited-style-name="Internet_20_link">7 Podsumowanie<text:tab/>46</text:a></text:p>
          <text:p text:style-name="P32"><text:a xlink:type="simple" xlink:href="#__RefHeading__1923_2139334056" text:style-name="Internet_20_link" text:visited-style-name="Internet_20_link">8 Dodatek – przydatne informacje<text:tab/>46</text:a></text:p>
          <text:p text:style-name="P32"><text:a xlink:type="simple" xlink:href="#__RefHeading__1925_2139334056" text:style-name="Internet_20_link" text:visited-style-name="Internet_20_link">9 Dodatek – przydatne komendy<text:tab/>46</text:a></text:p>
        </text:index-body>
      </text:table-of-content>
      <text:p text:style-name="Standard"/>
      <text:h text:style-name="P34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właśnie języku, oraz podstawy obsługi linii poleceń systemu Windows.</text:p>
      <text:p text:style-name="P8">Użyte przykłady można znaleźć na Githubie:</text:p>
      <text:p text:style-name="P8">&lt;<text:span text:style-name="TODO">ADRES GITHUB</text:span>&gt;</text:p>
      <text:p text:style-name="P8">Ponadto, ten dokument dostępny jest również w formacie PDF: Podstawy Maven <text:span text:style-name="TODO">TODO</text:span> LINK.</text:p>
      <text:p text:style-name="P8">Będę wdzięczny za wszelkie uwagi i sugestie dotyczące tego artykułu.</text:p>
      <text:p text:style-name="P8"/>
      <text:h text:style-name="P34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6296382668707738749" text:style-name="L1">
        <text:list-item>
          <text:p text:style-name="P38">dodawanie do projektu zależności do danej biblioteki bądź frameworku,</text:p>
        </text:list-item>
        <text:list-item>
          <text:p text:style-name="P38">kompilowanie i budowanie projektu,</text:p>
        </text:list-item>
        <text:list-item>
          <text:p text:style-name="P38">przeprowadzanie testów jednostkowych i integracyjnych,</text:p>
        </text:list-item>
        <text:list-item>
          <text:p text:style-name="P38">generowanie raportów z testów oraz stron informacyjnych o projekcie,</text:p>
        </text:list-item>
        <text:list-item>
          <text:p text:style-name="P38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, dzięki cz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. POM to skrót od <text:span text:style-name="T2">Project Object Model</text:span> – konfiguracja XML zawarta w tym pliku definiuje m. in.:</text:p>
      <text:list xml:id="list7126864315886249565" text:style-name="L2">
        <text:list-item>
          <text:p text:style-name="P39">jak nazywa się nasz projekt,</text:p>
        </text:list-item>
        <text:list-item>
          <text:p text:style-name="P39">czy wynikiem zbudowania projektu jest plik JAR czy WAR,</text:p>
        </text:list-item>
        <text:list-item>
          <text:p text:style-name="P39">z jakich pluginów możemy korzystać w Maven,</text:p>
        </text:list-item>
        <text:list-item>
          <text:p text:style-name="P39">jakie projekt ma zależności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</text:span> w folderze Twojego użytkownika. W ten sposób Maven buduje lokalną bazę bibliotek, z których możesz korzystać. Możesz w niej także umieszczać swojego własne jary, skompilowane i zainstalowane za pomocą Mavena, co zobaczymy w kolejnych <text:s/>rozdziałach. Jest to bardzo wygodne z punktu widzenia programisty – wystarczy podać zależność, a Maven sam odnajdzie i pobierze ją z <text:s/>oficjalnego repozytorium, o ile nie zrobił już tego wcześniej.</text:p>
      <text:p text:style-name="P8">Mavena używa się z linii poleceń, wywołując komendę <text:span text:style-name="KodTekst">mvn</text:span> z odpowiednim parametrem. Środowiska programistyczne takie jak IntelliJ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build lifecycle phases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KodTekst"><text:span text:style-name="T3">maven-compiler-plugin</text:span></text:span>. Nie musisz jednak sam konfigurować procesu budowania projektu – większość domyślnych ustawień będzie wystarczająca. Możesz dodać do pliku <text:span text:style-name="KodTekst">pom.xml</text:span> zależności do nowych pluginów, jeżeli będziesz potrzebował konkretnej funkcjonalności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alternatywne narzędzie dające podobną funkcjonalność).</text:p>
      <text:p text:style-name="P8">Jeżeli opanujesz podstawy Mavena raz, to będziesz w stanie zbudować każdy korzystający z niego projekt, na który dołączysz, za pomocą:</text:p>
      <text:p text:style-name="Output"><text:soft-page-break/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2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4">dependency</text:span>&gt;</text:p>
      <text:p text:style-name="Kod"><text:s text:c="2"/>&lt;<text:span text:style-name="T4">groupId</text:span>&gt;junit&lt;/<text:span text:style-name="T4">groupId</text:span>&gt;</text:p>
      <text:p text:style-name="Kod"><text:s text:c="2"/>&lt;<text:span text:style-name="T4">artifactId</text:span>&gt;junit&lt;/<text:span text:style-name="T4">artifactId</text:span>&gt;</text:p>
      <text:p text:style-name="Kod"><text:s text:c="2"/>&lt;<text:span text:style-name="T4">version</text:span>&gt;4.11&lt;/<text:span text:style-name="T4">version</text:span>&gt;</text:p>
      <text:p text:style-name="Kod"><text:s text:c="2"/>&lt;<text:span text:style-name="T4">scope</text:span>&gt;test&lt;/<text:span text:style-name="T4">scope</text:span>&gt;</text:p>
      <text:p text:style-name="Kod"><text:span text:style-name="T15">&lt;/</text:span><text:span text:style-name="T5">dependency</text:span><text:span text:style-name="T15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<text:s/>próg wejścia w nowy projekt, a sam Maven nie tylko pozwala nam zaoszczędzić sporo pracy, ale także ją ułatwia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34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460001015644654681" text:style-name="L3">
        <text:list-item>
          <text:p text:style-name="P52">pobrać go z oficjalnej strony i rozpakować,</text:p>
        </text:list-item>
        <text:list-item>
          <text:p text:style-name="P52">mieć zainstalowane JDK (Java Development Kit), by mógł z niego korzystać Maven,</text:p>
        </text:list-item>
        <text:list-item>
          <text:p text:style-name="P40">ustawić zmienną <text:span text:style-name="KodTekst">JAVA_HOME</text:span> na katalog JDK – zmienna ta jest wymagana przez Maven,</text:p>
        </text:list-item>
        <text:list-item>
          <text:p text:style-name="P40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34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651786440985536499" text:style-name="L4">
        <text:list-item>
          <text:p text:style-name="P53">jak wygląda podstawowa struktura katalogów projektów Maven,</text:p>
        </text:list-item>
        <text:list-item>
          <text:p text:style-name="P53">jak skonfigurować prosty projekt Maven,</text:p>
        </text:list-item>
        <text:list-item>
          <text:p text:style-name="P53">czym są fazy podczas budowy projektu oraz do czego służą pluginy Maven,</text:p>
        </text:list-item>
        <text:list-item>
          <text:p text:style-name="P53">jak zbudować i uruchomić projekt,</text:p>
        </text:list-item>
        <text:list-item>
          <text:p text:style-name="P53">gdzie Maven przechowuje zależności,</text:p>
        </text:list-item>
        <text:list-item>
          <text:p text:style-name="P53">jak dodać zależność do naszego projektu,</text:p>
        </text:list-item>
        <text:list-item>
          <text:p text:style-name="P53">jak zlecić Mavenowi wykonanie testów jednostkowych,</text:p>
        </text:list-item>
        <text:list-item>
          <text:p text:style-name="P53">jak wygenerować szkielet projektu za pomocą generatora archetypów.</text:p>
        </text:list-item>
      </text:list>
      <text:p text:style-name="Text_20_body"/>
      <text:h text:style-name="P35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6812291577574561812" text:style-name="L5">
        <text:list-item>
          <text:p text:style-name="P41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6442497" text:continue-numbering="true" text:style-name="L5">
        <text:list-item>
          <text:p text:style-name="P41"><text:span text:style-name="KodTekst">${basedir}/src/main/resources</text:span> – miejsce na zasoby wymagane przez naszą aplikację (pliki konfiguracyjne itp.),</text:p>
        </text:list-item>
        <text:list-item>
          <text:p text:style-name="P41"><text:span text:style-name="KodTekst">${basedir}/src/test/java</text:span> – testy jednostkowe,</text:p>
        </text:list-item>
        <text:list-item>
          <text:p text:style-name="P41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5">package </text:span><text:span text:style-name="T15">com.kursjava.maven;</text:span></text:p>
      <text:p text:style-name="Kod"/>
      <text:p text:style-name="Kod"><text:span text:style-name="T4">public class </text:span>HelloMaven {</text:p>
      <text:p text:style-name="Kod"><text:s text:c="2"/><text:span text:style-name="T5">public static void </text:span><text:span text:style-name="T6">main(String[] args) {</text:span></text:p>
      <text:p text:style-name="Kod"><text:s text:c="4"/><text:span text:style-name="T6">System.</text:span><text:span text:style-name="T8">out</text:span><text:span text:style-name="T6">.println(</text:span><text:span text:style-name="T13">"Hello Maven!"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project </text:span><text:span text:style-name="T17">xmlns</text:span><text:span text:style-name="T14">="http://maven.apache.org/POM/4.0.0" </text:span><text:span text:style-name="T17">xmlns:</text:span><text:span text:style-name="T10">xsi</text:span><text:span text:style-name="T14">="http://www.w3.org/2001/XMLSchema-instance"</text:span></text:p>
      <text:p text:style-name="Kod"><text:span text:style-name="T12"><text:s text:c="9"/></text:span><text:span text:style-name="T9">xsi</text:span><text:span text:style-name="T19">:schemaLocation</text:span><text:span text:style-name="T13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Kod">&lt;/<text:span text:style-name="T4">project</text:span>&gt;</text:p>
      <text:p text:style-name="Odstep"/>
      <text:p text:style-name="P8">Analiza powyższego pliku <text:span text:style-name="KodTekst">pom.xml</text:span>:</text:p>
      <text:list xml:id="list8227576953813920819" text:style-name="L6">
        <text:list-item>
          <text:p text:style-name="P42">początek pliku informuje o wersji XML,</text:p>
        </text:list-item>
        <text:list-item>
          <text:p text:style-name="P42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42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42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42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42"><text:span text:style-name="KodTekst">artifactId</text:span> – nazwa tego konkretnego projektu,</text:p>
            </text:list-item>
            <text:list-item>
              <text:p text:style-name="P42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42"><text:span text:style-name="KodTekst">properties</text:span> – ustawiamy dwa parametry wpływające na kompilację naszego kodu:</text:p>
          <text:list>
            <text:list-item>
              <text:p text:style-name="P42"><text:span text:style-name="KodTekst">maven.compiler.source</text:span> – źródła mają być traktowane jako kod Java w wersji 1.8,</text:p>
            </text:list-item>
            <text:list-item>
              <text:p text:style-name="P42"><text:span text:style-name="KodTekst">maven.compiler.target</text:span> – nasze klasy mają być kompilowane do wersji 1.8,</text:p>
            </text:list-item>
          </text:list>
        </text:list-item>
        <text:list-item>
          <text:p text:style-name="P42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3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27"><text:span text:style-name="T25">[</text:span><text:span text:style-name="T21">ERROR</text:span><text:span text:style-name="T25">] Source opti</text:span><text:span text:style-name="OutputTekst"><text:span text:style-name="T25">on</text:span></text:span><text:span text:style-name="T25"> 6 is no longer supported. Use 5 or later.</text:span></text:p>
      <text:p text:style-name="P28">[<text:span text:style-name="T20">ERROR</text:span>] Target option 6 is no longer supported. Use 7 or later.</text:p>
      <text:p text:style-name="Informacja"/>
      <text:p text:style-name="P14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17">[INFO] Compiling 1 source file to D:\programowanie\projekty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16">[INFO] No tests to run.</text:p>
      <text:p text:style-name="Odstep"/>
      <text:p text:style-name="P8">Kolejnym etapem było wygenerowanie pliku JAR z naszą jedyną klasą. Ten JAR będziemy nazywać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17">[INFO] Building jar: D:\programowanie\projekty\kurs_maven\przyklady\najprostszy-<text:soft-page-break/>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jej wyniku,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</text:span>:</text:p>
      <text:p text:style-name="Output">[INFO] --- maven-install-plugin:2.4:install (default-install) @ hello-maven </text:p>
      <text:p text:style-name="P17">[INFO] Installing D:\programowanie\projekty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testowanego kodu (faza <text:span text:style-name="KodTekst">test</text:span>), a faza <text:span text:style-name="KodTekst">test</text:span> – skompilowanego kodu (faza <text:span text:style-name="KodTekst">compile</text:span>).</text:p>
      <text:p text:style-name="P8"><text:span text:style-name="WazneTekst">Wszystkie pliki wygenerowane podczas budowania projektu, w tym plik JAR, umieszczane są w katalogu o nazwie </text:span><text:span text:style-name="WazneTekstKod">target</text:span> w katalogu głównym projektu. Katalog <text:span text:style-name="KodTekst">target</text:span> zawiera m. in.:</text:p>
      <text:list xml:id="list1244441906487225235" text:style-name="L7">
        <text:list-item>
          <text:p text:style-name="P43">skompilowane klasy projektu w podkatalogu <text:span text:style-name="KodTekst">classes</text:span>,</text:p>
        </text:list-item>
        <text:list-item>
          <text:p text:style-name="P43">listy plików, które brały udział w procesie kompilacji,</text:p>
        </text:list-item>
        <text:list-item>
          <text:p text:style-name="P43">wygenerowany plik JAR.</text:p>
        </text:list-item>
      </text:list>
      <text:p text:style-name="P15">Dla użytkowników Gita: ponieważ katalog <text:span text:style-name="KodTekst">target</text:span> zawiera pliki, które są generowane podczas budowania projektów, które korzystają z Mavena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29"><text:span text:style-name="OutputInformacja">Downloading from central: https://repo.maven.apache.org/maven2/org/apache/maven/plugins/maven-resources-plugin/2.6/maven-resources-plugin-2.6.pom</text:span></text:p>
      <text:p text:style-name="P29"><text:span text:style-name="OutputInformacja">Downloaded from central: </text:span><text:soft-page-break/><text:span text:style-name="OutputInformacja">https://repo.maven.apache.org/maven2/org/apache/maven/plugins/maven-resources-plugin/2.6/maven-resources-plugin-2.6.pom (8.1 kB at 11 kB/s)</text:span></text:p>
      <text:p text:style-name="P29"><text:span text:style-name="OutputInformacja">Downloading from central: https://repo.maven.apache.org/maven2/org/apache/maven/plugins/maven-plugins/23/maven-plugins-23.pom</text:span></text:p>
      <text:p text:style-name="P29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T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korzystając z Mavena (lub innych wersji tych zależności/pluginów), zostaną one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Text_20_body">Spójrzmy, jak wygląda katalog <text:span text:style-name="KodTekst">.m2</text:span>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</text:span><text:soft-page-break/><text:span text:style-name="KodTekst">plugin\3.1</text:span>, to znajdziemy w nim m. in.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zależności zaglądając do plików POM i pobiera je wszystkie automatycznie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u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3"/>
      <text:p text:style-name="P26"><text:span text:style-name="OutputInformacja">&gt; mvn help:evaluate -Dexpression=settings.localRepository</text:span></text:p>
      <text:p text:style-name="P26"><text:span text:style-name="OutputInformacja"/></text:p>
      <text:p text:style-name="P26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<text:soft-page-break/>następującą komendę, aby uruchomić klasę <text:span text:style-name="KodTekst">HelloMaven</text:span>:</text:p>
      <text:p text:style-name="Output">&gt; mvn exec:java -Dexec.mainClass=com.kursjava.maven.HelloMaven</text:p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Hello Maven!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KodTekst">dependency</text:span>, których elementem nadrzędnym jest element <text:span text:style-name="KodTekst">dependencies</text:span> w <text:span text:style-name="KodTekst">pom.xml</text:span>. W elemencie <text:span text:style-name="KodTekst">dependecy</text:span> podajemy odpowiednie <text:span text:style-name="KodTekst">groupId</text:span>, <text:span text:style-name="KodTekst">artifactId</text:span>, oraz <text:span text:style-name="KodTekst">version</text:span>, których znaczenie już znamy. Opcjonalnie możemy także podać element <text:span text:style-name="KodTekst">scope</text:span>, który dokładniej mówię w jednym z dalszym rozdziałów.</text:p>
      <text:p text:style-name="P8">Gdy Maven będzie budował nasz projekt i zauważy w pliku <text:span text:style-name="KodTekst">pom.xml</text:span> element <text:span text:style-name="KodTekst">&lt;dependency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2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oft-page-break/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Kod">&lt;/<text:span text:style-name="T4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 –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 – tworzymy więc kolejne katalogi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True</text:span>;</text:p>
      <text:p text:style-name="Kod"><text:span text:style-name="T4">import </text:span>org.junit.<text:span text:style-name="T23">Test</text:span>;</text:p>
      <text:p text:style-name="Kod"/>
      <text:p text:style-name="Kod"><text:span text:style-name="T4">public class </text:span>HelloMavenTest {</text:p>
      <text:p text:style-name="Kod"><text:s text:c="2"/><text:span text:style-name="T24">@Test</text:span></text:p>
      <text:p text:style-name="Kod"><text:span text:style-name="T23"><text:s text:c="2"/></text:span><text:span text:style-name="T5">public void </text:span><text:span text:style-name="T6">shouldAnswerWithTrue() {</text:span></text:p>
      <text:p text:style-name="Kod"><text:s text:c="4"/><text:span text:style-name="T7">assertTrue</text:span><text:span text:style-name="T6">(</text:span><text:span text:style-name="T5">true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oft-page-break/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Testy w Maven uruchamiamy za pomocą komend <text:span text:style-name="KodTekst">mvn test</text:span>:</text:p>
      <text:p text:style-name="Output">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programowanie\projekty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5">Standardowo, Maven pobiera zależności z oficjalnego repozytorium artefaktów. Wiele firm ma jednak własne repozytoria w których znajdują się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<text:soft-page-break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maven.test.skip, aby nakazać Mavenowi jednorazowe pominięcie wykonania testów:</text:p>
      <text:p text:style-name="Output"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Skąd wiedziałem, co powinienem wpisać w elemencie <text:span text:style-name="KodTekst">&lt;dependency&gt;</text:span>, aby Maven wiedział, co powinien pobra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soft-page-break/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KodTekst">&lt;dependency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KodTekst">&lt;dependency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projectlombok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mbok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18.12&lt;/</text:span><text:span text:style-name="T5">version</text:span><text:span text:style-name="T6">&gt;</text:span></text:p>
      <text:p text:style-name="Kod"><text:s text:c="2"/><text:span text:style-name="T6">&lt;</text:span><text:span text:style-name="T5">scope</text:span><text:span text:style-name="T6">&gt;provided&lt;/</text:span><text:span text:style-name="T5">scope</text:span><text:span text:style-name="T6">&gt;</text:span></text:p>
      <text:p text:style-name="Kod">&lt;/<text:span text:style-name="T4">dependency</text:span>&gt;</text:p>
      <text:p text:style-name="P23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KodTekst">&lt;dependency&gt;</text:span>, <text:span text:style-name="KodTekst">&lt;groupId&gt;</text:span>, <text:span text:style-name="KodTekst">&lt;artifactId&gt;</text:span>, oraz <text:span text:style-name="KodTekst">&lt;version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w katalogu <text:span text:style-name="KodTekst">target</text:span>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programowanie\projekty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><text:soft-page-break/></text:p>
      <text:h text:style-name="P35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wartości dla <text:span text:style-name="KodTekst">groupId</text:span>, <text:span text:style-name="KodTekst">artifactId</text:span>, <text:span text:style-name="KodTekst">version</text:span>, oraz numer archetypu, który chcemy wygenerować. Możemy zawęzić listę wyświetlanych do wyboru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18">(... lista archetypów pominięta ...)</text:p>
      <text:p text:style-name="P18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programowanie\projekty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1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ł informacje o naszym projekcie w polach <text:span text:style-name="KodTekst">groupId</text:span>, <text:span text:style-name="KodTekst">artifactId</text:span>, oraz <text:span text:style-name="KodTekst">version</text:span>, a także dodał zależność do JUnit i ustawił domyślną wersję źródeł w projekcie na 1.8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4743496325755123061" text:style-name="L8">
        <text:list-item>
          <text:p text:style-name="P44"><text:span text:style-name="KodTekst">-B</text:span> (batch mode) – to parametr, dzięki któremu komenda ma wykonać się w trybie nieinteraktywnym,</text:p>
        </text:list-item>
        <text:list-item>
          <text:p text:style-name="P44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44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44"><text:span text:style-name="KodTekst">package</text:span> – pakiet, w którym mają znaleźć się nasze klasy.</text:p>
        </text:list-item>
      </text:list>
      <text:p text:style-name="P8"/>
      <text:h text:style-name="P35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7332198252302538820" text:style-name="L9">
        <text:list-item>
          <text:p text:style-name="P45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54">Projekty korzystające z Maven powinny mieć odpowiednią strukturę:</text:p>
          <text:list>
            <text:list-item>
              <text:p text:style-name="P54"><text:span text:style-name="KodTekst">${basedir}/src/main/java</text:span> – tutaj umieszczamy kod Java,</text:p>
            </text:list-item>
            <text:list-item>
              <text:p text:style-name="P54"><text:span text:style-name="KodTekst">${basedir}/src/test/java</text:span> – tutaj umieszczamy testy jednostkowe.</text:p>
            </text:list-item>
          </text:list>
        </text:list-item>
        <text:list-item>
          <text:p text:style-name="P45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45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45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project </text:span><text:span text:style-name="T17">xmlns</text:span><text:span text:style-name="T14">="http://maven.apache.org/POM/4.0.0" </text:span><text:span text:style-name="T17">xmlns:</text:span><text:span text:style-name="T10">xsi</text:span><text:span text:style-name="T14">="http://www.w3.org/2001/XMLSchema-instance"</text:span></text:p>
      <text:p text:style-name="Kod"><text:span text:style-name="T12"><text:s text:c="9"/></text:span><text:span text:style-name="T9">xsi</text:span><text:span text:style-name="T19">:schemaLocation</text:span><text:span text:style-name="T13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9">&lt;/<text:span text:style-name="T4">project</text:span>&gt;</text:p>
      <text:p text:style-name="Odstep"/>
      <text:list xml:id="list36465572" text:continue-numbering="true" text:style-name="L9">
        <text:list-item>
          <text:p text:style-name="P45">Powyższy plik <text:span text:style-name="KodTekst">pom.xml</text:span> składa się z następujących elementów:</text:p>
          <text:list>
            <text:list-item>
              <text:p text:style-name="P45"><text:span text:style-name="KodTekst">modelVersion</text:span> – wersja pliku POM – powinna być ustawiana na wartość 4.0.0,</text:p>
            </text:list-item>
            <text:list-item>
              <text:p text:style-name="P45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45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45"><text:span text:style-name="KodTekst">artifactId</text:span> – nazwa tego konkretnego projektu,</text:p>
                </text:list-item>
                <text:list-item>
                  <text:p text:style-name="P45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45"><text:span text:style-name="KodTekst">properties</text:span> – parametry wpływające na kompilację kodu:</text:p>
              <text:list>
                <text:list-item>
                  <text:p text:style-name="P45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45"><text:span text:style-name="KodTekst">maven.compiler.target</text:span> – nasze klasy mają być kompilowane do wersji 1.8,</text:p>
                </text:list-item>
                <text:list-item>
                  <text:p text:style-name="P45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45">Aby zbudować projekt w Maven, korzystamy z komendy <text:span text:style-name="KodTekst">mvn install</text:span>.</text:p>
        </text:list-item>
        <text:list-item>
          <text:p text:style-name="P45">Proces budowy projektu składa się z faz (<text:span text:style-name="T2">lifecycle phases)</text:span><text:span text:style-name="T3">, które są wykonywane jedna po drugiej w celu zbudowanie projektu.</text:span></text:p>
        </text:list-item>
        <text:list-item>
          <text:p text:style-name="P45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45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,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45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45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24"/>
      <text:p text:style-name="Text_20_body"><text:tab/>Maven wygeneruje plik <text:span text:style-name="KodTekst">target/hello-maven-1.0-SNAPSHOT.jar</text:span></text:p>
      <text:p text:style-name="Odstep"/>
      <text:list xml:id="list36434769" text:continue-numbering="true" text:style-name="L9">
        <text:list-item>
          <text:p text:style-name="P45"><draw:frame draw:style-name="fr3" draw:name="grafika4" text:anchor-type="paragraph" svg:width="11.049cm" svg:height="1.101cm" draw:z-index="3"><draw:image xlink:href="Pictures/100000000000020A00000034953BB22B.png" xlink:type="simple" xlink:show="embed" xlink:actuate="onLoad"/></draw:frame>Maven przechowuje na dysku lokalne repozytorium artefaktów w katalogu <text:span text:style-name="KodTekst">.m2</text:span> użytkownika (np. <text:span text:style-name="KodTekst">C:\Users\Przemek\.m2\repository</text:span>). Znajdują się w nim:</text:p>
          <text:list>
            <text:list-item>
              <text:p text:style-name="P45">pluginy, z których korzysta Maven,</text:p>
            </text:list-item>
            <text:list-item>
              <text:p text:style-name="P45">zależności, z których korzystają nasze projekty,</text:p>
            </text:list-item>
            <text:list-item>
              <text:p text:style-name="P45">plik JAR z naszymi projektami zbudowanymi za pomocą Mavena.</text:p>
            </text:list-item>
          </text:list>
        </text:list-item>
        <text:list-item>
          <text:p text:style-name="P45"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45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45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p text:style-name="Odstep"/>
      <text:list xml:id="list36452998" text:continue-numbering="true" text:style-name="L9">
        <text:list-item>
          <text:p text:style-name="P45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6448876" text:continue-numbering="true" text:style-name="L9">
        <text:list-item>
          <text:p text:style-name="P45">Zależności w projektach Mavenowych dodajemy do elementu <text:span text:style-name="KodTekst">&lt;dependencies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2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P9">&lt;/<text:span text:style-name="T4">project</text:span>&gt;</text:p>
      <text:p text:style-name="Odstep"/>
      <text:list xml:id="list36448681" text:continue-numbering="true" text:style-name="L9">
        <text:list-item>
          <text:p text:style-name="P45">Aby dowiedzieć się, co wpisać w elemencie <text:span text:style-name="KodTekst">&lt;dependency&gt;</text:span>, możemy:</text:p>
          <text:list>
            <text:list-item>
              <text:p text:style-name="P45">poszukać odpowiedzi na Google,</text:p>
            </text:list-item>
            <text:list-item>
              <text:p text:style-name="P45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45">znaleźć na oficjalnej stronie danej biblioteki zależność zapisaną w formacie <text:span text:style-name="KodTekst">groupId:artifactId:version</text:span> lub przekopiować element <text:span text:style-name="KodTekst">&lt;dependency&gt;</text:span>, jeżeli jest dostępny.</text:p>
            </text:list-item>
          </text:list>
        </text:list-item>
        <text:list-item>
          <text:p text:style-name="P45">Wykonanie testów przesz Maven osiągamy za pomocą komendy <text:span text:style-name="KodTekst">mvn test</text:span></text:p>
        </text:list-item>
        <text:list-item>
          <text:p text:style-name="P45">Aby pominąć wykonanie testów należy ustawić parametr maven.test.skip:</text:p>
        </text:list-item>
      </text:list>
      <text:p text:style-name="Output">mvn install -Dmaven.test.skip=true</text:p>
      <text:p text:style-name="Odstep"/>
      <text:list xml:id="list36446431" text:continue-numbering="true" text:style-name="L9">
        <text:list-item>
          <text:p text:style-name="P45">Aby wyczyścić pliki wygenerowane przez Maven w ramach budowania projektu korzystamy z komendy <text:span text:style-name="KodTekst">mvn clean</text:span></text:p>
        </text:list-item>
        <text:list-item>
          <text:p text:style-name="P45">Aby wywołać więcej niż jedną komendę w Maven możemy zapisać je jedna po drugiej: <text:span text:style-name="KodTekst">mvn clean install</text:span></text:p>
        </text:list-item>
        <text:list-item>
          <text:p text:style-name="P45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45">Przykład wygenerowanie prostego archetypu w trybie nieinteraktywnym:</text:p>
        </text:list-item>
      </text:list>
      <text:p text:style-name="P17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35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6664964174091403104" text:style-name="L10">
        <text:list-item>
          <text:p text:style-name="P46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46">w klasie z testami jednostkowymi dodaj kilka testów metody <text:span text:style-name="KodTekst">kwadrat</text:span>,</text:p>
        </text:list-item>
        <text:list-item>
          <text:p text:style-name="P46">zbuduj projekt za pomocą <text:span text:style-name="KodTekst">mvn install</text:span> i sprawdź, czy wszystkie testy wykonały się bez błędów,</text:p>
        </text:list-item>
        <text:list-item>
          <text:p text:style-name="P46">sprawdź, czy plik JAR wygenerowany przez Maven został przeniesiony do Twojego lokalnego repozytorium <text:span text:style-name="KodTekst">.m2</text:span>,</text:p>
        </text:list-item>
        <text:list-item>
          <text:p text:style-name="P46">usuń pliki wygenerowane podczas budowania projektu za pomocą komendy <text:span text:style-name="KodTekst">mvn clean</text:span>,</text:p>
        </text:list-item>
        <text:list-item>
          <text:p text:style-name="P46">ponownie zbuduj projekt, tym razem pomijając fazę testów,</text:p>
        </text:list-item>
        <text:list-item>
          <text:p text:style-name="P46">uruchom swój program:</text:p>
          <text:list>
            <text:list-item>
              <text:p text:style-name="P46">przy pomocy pluginu Exec Maven,</text:p>
            </text:list-item>
            <text:list-item>
              <text:p text:style-name="P46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34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7439293696009232286" text:style-name="L11">
        <text:list-item>
          <text:p text:style-name="P47">dowiemy się więcej o fazach budowy projektów Mavenowych,</text:p>
        </text:list-item>
        <text:list-item>
          <text:p text:style-name="P47">zobaczymy jak konfigurować pluginy i korzystać z ich zadań,</text:p>
        </text:list-item>
        <text:list-item>
          <text:p text:style-name="P47">użyjemy pluginu Assembly do wygenerowania pliku JAR zawierającego wszystkie zależności,</text:p>
        </text:list-item>
        <text:list-item>
          <text:p text:style-name="P47">nauczymy się jak konfigurować plugin do wykonywania testów,</text:p>
        </text:list-item>
        <text:list-item>
          <text:p text:style-name="P47">dodamy do projektu możliwość uruchamiania testów integracyjnych.</text:p>
        </text:list-item>
      </text:list>
      <text:p text:style-name="P8"/>
      <text:h text:style-name="P35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7460241999099558304" text:style-name="L12">
        <text:list-item>
          <text:p text:style-name="P48"><text:span text:style-name="KodTekst">compile</text:span>, podczas której źródła projektu są kompilowane,</text:p>
        </text:list-item>
        <text:list-item>
          <text:p text:style-name="P48"><text:span text:style-name="KodTekst">test</text:span>, w której wykonywane są testy,</text:p>
        </text:list-item>
        <text:list-item>
          <text:p text:style-name="P48"><text:span text:style-name="KodTekst">package</text:span>, której wynikiem jest np. plik JAR lub WAR,</text:p>
        </text:list-item>
        <text:list-item>
          <text:p text:style-name="P48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</text:span>l Możemy także pisać własne pluginy do Mavena wedle naszych potrzeb. Więcej informacji o własnych pluginach znajdziesz w oficjalnej konfiguracji <text:span text:style-name="TODO">TODO</text:span> link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16">mvn help:describe -Dcmd=install</text:p>
      <text:p text:style-name="P16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 – jednym z nich jest parametr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Output"><text:soft-page-break/></text:p>
      <text:p text:style-name="Output">For more information, run 'mvn help:describe [...] -Ddetail'</text:p>
      <text:p text:style-name="Odstep"/>
      <text:p text:style-name="P8"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:</text:p>
      <text:p text:style-name="P8"><text:tab/><text:span text:style-name="KodTekst">org.apache.maven.plugins:maven-surefire-plugin</text:span></text:p>
      <text:p text:style-name="P8">W zwróconych informacjach widzimy szczegółowe dane pluginu, o który zapytaliśmy, czyli pluginu Surefire. Widzimy, że m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35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17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KodTekst">&lt;dependencies&gt;</text:span>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4">package </text:span>com.kursjava.maven;</text:p>
      <text:p text:style-name="Kod"/>
      <text:p text:style-name="Kod"><text:span text:style-name="T4">import </text:span>org.apache.logging.log4j.LogManager;</text:p>
      <text:p text:style-name="Kod"><text:span text:style-name="T4">import </text:span>org.apache.logging.log4j.Logger;</text:p>
      <text:p text:style-name="P12"/>
      <text:p text:style-name="Kod"><text:span text:style-name="T4">public class </text:span>FactorialCounter {</text:p>
      <text:p text:style-name="Kod"><text:s text:c="2"/><text:span text:style-name="T5">private static final </text:span><text:span text:style-name="T6">Logger </text:span><text:span text:style-name="T8">log </text:span><text:span text:style-name="T6">=</text:span></text:p>
      <text:p text:style-name="Kod"><text:s text:c="6"/><text:span text:style-name="T6">LogManager.getLogger(FactorialCounter.</text:span><text:span text:style-name="T5">class</text:span><text:span text:style-name="T6">);</text:span></text:p>
      <text:p text:style-name="Kod"/>
      <text:p text:style-name="Kod"><text:s text:c="2"/><text:span text:style-name="T5">public static void </text:span><text:span text:style-name="T6">main(String[] args) {</text:span></text:p>
      <text:p text:style-name="Kod"><text:span text:style-name="T6"><text:s text:c="4"/></text:span>System.<text:span text:style-name="T11">out</text:span>.println(<text:span text:style-name="T14">"Przyklad liczenia silni."</text:span>);</text:p>
      <text:p text:style-name="Kod"><text:s text:c="4"/>System.<text:span text:style-name="T11">out</text:span>.println(<text:span text:style-name="T14">"Silnia 5 = " </text:span>+ <text:span text:style-name="T1">factorial</text:span>(<text:span text:style-name="T16">5</text:span>));</text:p>
      <text:p text:style-name="Kod"><text:s text:c="2"/><text:span text:style-name="T6">}</text:span></text:p>
      <text:p text:style-name="Kod"/>
      <text:p text:style-name="Kod"><text:s text:c="2"/><text:span text:style-name="T5">public static int </text:span><text:span text:style-name="T6">factorial(</text:span><text:span text:style-name="T5">int </text:span><text:span text:style-name="T6">n) {</text:span></text:p>
      <text:p text:style-name="Kod"><text:s text:c="4"/><text:span text:style-name="T5">if </text:span><text:span text:style-name="T6">(n &lt; </text:span><text:span text:style-name="T18">0</text:span><text:span text:style-name="T6">) {</text:span></text:p>
      <text:p text:style-name="Kod"><text:s text:c="6"/><text:span text:style-name="T8">log</text:span><text:span text:style-name="T6">.error(</text:span><text:span text:style-name="T13">"Nieprawidlowa wartosc n: {}"</text:span><text:span text:style-name="T6">, n);</text:span></text:p>
      <text:p text:style-name="Kod"><text:s text:c="6"/><text:span text:style-name="T5">throw new </text:span><text:span text:style-name="T6">IllegalArgumentException(</text:span></text:p>
      <text:p text:style-name="Kod"><text:s text:c="10"/><text:span text:style-name="T13">"Silnia moze byc liczona tylko dla n &gt;= 0"</text:span></text:p>
      <text:p text:style-name="Kod"><text:span text:style-name="T12"><text:s text:c="6"/></text:span><text:span text:style-name="T6">);</text:span></text:p>
      <text:p text:style-name="Kod"><text:s text:c="4"/><text:span text:style-name="T6">}</text:span></text:p>
      <text:p text:style-name="Kod"><text:soft-page-break/></text:p>
      <text:p text:style-name="Kod"><text:s text:c="4"/><text:span text:style-name="T5">int </text:span><text:span text:style-name="T6">result = </text:span><text:span text:style-name="T18">1</text:span><text:span text:style-name="T6">;</text:span></text:p>
      <text:p text:style-name="Kod"/>
      <text:p text:style-name="Kod"><text:s text:c="4"/><text:span text:style-name="T5">for </text:span><text:span text:style-name="T6">(</text:span><text:span text:style-name="T5">int </text:span><text:span text:style-name="T6">i = </text:span><text:span text:style-name="T18">2</text:span><text:span text:style-name="T6">; i &lt;= n; i++) {</text:span></text:p>
      <text:p text:style-name="Kod"><text:s text:c="6"/><text:span text:style-name="T6">result *= i;</text:span></text:p>
      <text:p text:style-name="Kod"><text:s text:c="4"/><text:span text:style-name="T6">}</text:span></text:p>
      <text:p text:style-name="Kod"/>
      <text:p text:style-name="Kod"><text:s text:c="4"/><text:span text:style-name="T5">return </text:span><text:span text:style-name="T6">result;</text:span></text:p>
      <text:p text:style-name="Kod"><text:s text:c="2"/><text:span text:style-name="T6">}</text:span></text:p>
      <text:p text:style-name="Kod">}</text:p>
      <text:p text:style-name="Odstep"/>
      <text:p text:style-name="P8">Ta prosta klasa zawiera metodę liczącą silnię podanej liczby. Korzysta ona z Log4j do ewentualnego zapisu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Configuration </text:span><text:span text:style-name="T17">status</text:span><text:span text:style-name="T14">="WARN"</text:span>&gt;</text:p>
      <text:p text:style-name="Kod"><text:s text:c="2"/><text:span text:style-name="T6">&lt;</text:span><text:span text:style-name="T5">Appenders</text:span><text:span text:style-name="T6">&gt;</text:span></text:p>
      <text:p text:style-name="Kod"><text:s text:c="4"/><text:span text:style-name="T6">&lt;</text:span><text:span text:style-name="T5">Console </text:span><text:span text:style-name="T19">name</text:span><text:span text:style-name="T13">="Console" </text:span><text:span text:style-name="T19">target</text:span><text:span text:style-name="T13">="SYSTEM_OUT"</text:span><text:span text:style-name="T6">&gt;</text:span></text:p>
      <text:p text:style-name="Kod"><text:s text:c="6"/><text:span text:style-name="T6">&lt;</text:span><text:span text:style-name="T5">PatternLayout </text:span><text:span text:style-name="T19">pattern</text:span><text:span text:style-name="T13">="%d{HH:mm:ss} %-5level %logger{36} - %msg%n"</text:span><text:span text:style-name="T6">/&gt;</text:span></text:p>
      <text:p text:style-name="Kod"><text:s text:c="4"/><text:span text:style-name="T6">&lt;/</text:span><text:span text:style-name="T5">Console</text:span><text:span text:style-name="T6">&gt;</text:span></text:p>
      <text:p text:style-name="Kod"><text:s text:c="2"/><text:span text:style-name="T6">&lt;/</text:span><text:span text:style-name="T5">Appenders</text:span><text:span text:style-name="T6">&gt;</text:span></text:p>
      <text:p text:style-name="Kod"><text:s text:c="2"/><text:span text:style-name="T6">&lt;</text:span><text:span text:style-name="T5">Loggers</text:span><text:span text:style-name="T6">&gt;</text:span></text:p>
      <text:p text:style-name="Kod"><text:s text:c="4"/><text:span text:style-name="T6">&lt;</text:span><text:span text:style-name="T5">Root </text:span><text:span text:style-name="T19">level</text:span><text:span text:style-name="T13">="error"</text:span><text:span text:style-name="T6">&gt;</text:span></text:p>
      <text:p text:style-name="Kod"><text:s text:c="6"/><text:span text:style-name="T6">&lt;</text:span><text:span text:style-name="T5">AppenderRef </text:span><text:span text:style-name="T19">ref</text:span><text:span text:style-name="T13">="Console"</text:span><text:span text:style-name="T6">/&gt;</text:span></text:p>
      <text:p text:style-name="Kod"><text:s text:c="4"/><text:span text:style-name="T6">&lt;/</text:span><text:span text:style-name="T5">Root</text:span><text:span text:style-name="T6">&gt;</text:span></text:p>
      <text:p text:style-name="Kod"><text:s text:c="2"/><text:span text:style-name="T6">&lt;/</text:span><text:span text:style-name="T5">Loggers</text:span><text:span text:style-name="T6">&gt;</text:span></text:p>
      <text:p text:style-name="Kod">&lt;/<text:span text:style-name="T4">Configuration</text:span>&gt;</text:p>
      <text:p text:style-name="Odstep"/>
      <text:p text:style-name="P8">Jeżeli zbudujemy teraz nasz projekt i spróbujemy uruchomić go korzystając z wygenerowanego pliku JAR, to zobaczymy następujący komunikat błędu:</text:p>
      <text:p text:style-name="Output">&gt; java -cp target/policz-silnie-1.0-SNAPSHOT.jar <text:span text:style-name="T26">com.kursjava.maven.FactorialCounter</text:span></text:p>
      <text:p text:style-name="P19">Exception in thread "main" java.lang.NoClassDefFoundError: org/apache/logging/log4j/LogManager</text:p>
      <text:p text:style-name="P19"><text:s text:c="8"/>at com.kursjava.maven.FactorialCounter.&lt;clinit&gt;(FactorialCounter.java:8)</text:p>
      <text:p text:style-name="P19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KodTekst">&lt;plugin&gt;</text:span>, dla których elementami nadrzędnymi są elementy <text:span text:style-name="KodTekst">&lt;plugins&gt;</text:span> i <text:span text:style-name="KodTekst">&lt;build&gt;</text:span>.</text:p>
      <text:p text:style-name="P8">Aby móc korzystać z pluginu Assembly, wystarczy dodać poniższy element do pliku <text:span text:style-name="KodTekst">pom.xml</text:span>:</text:p>
      <text:p text:style-name="Kod">&lt;<text:span text:style-name="T4">build</text:span>&gt;</text:p>
      <text:p text:style-name="Kod"><text:soft-page-break/><text:s text:c="2"/><text:span text:style-name="T6">&lt;</text:span><text:span text:style-name="T5">plugins</text:span><text:span text:style-name="T6">&gt;</text:span></text:p>
      <text:p text:style-name="Kod"><text:s text:c="4"/><text:span text:style-name="T6">&lt;</text:span><text:span text:style-name="T5">plugin</text:span><text:span text:style-name="T6">&gt;</text:span></text:p>
      <text:p text:style-name="Kod"><text:s text:c="6"/><text:span text:style-name="T6">&lt;</text:span><text:span text:style-name="T5">artifactId</text:span><text:span text:style-name="T6">&gt;maven-assembly-plugin&lt;/</text:span><text:span text:style-name="T5">artifactId</text:span><text:span text:style-name="T6">&gt;</text:span></text:p>
      <text:p text:style-name="Kod"><text:span text:style-name="T6"><text:s text:c="6"/>&lt;</text:span><text:span text:style-name="T5">version</text:span><text:span text:style-name="T6">&gt;3.2.0&lt;/</text:span><text:span text:style-name="T5">version</text:span><text:span text:style-name="T6">&gt;</text:span></text:p>
      <text:p text:style-name="Kod"><text:s text:c="6"/><text:span text:style-name="T6">&lt;</text:span><text:span text:style-name="T5">configuration</text:span><text:span text:style-name="T6">&gt;</text:span>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<text:span text:style-name="T6">&lt;/</text:span><text:span text:style-name="T5">configuration</text:span><text:span text:style-name="T6">&gt;</text:span></text:p>
      <text:p text:style-name="Kod"><text:s text:c="4"/><text:span text:style-name="T6">&lt;/</text:span><text:span text:style-name="T5">plugin</text:span><text:span text:style-name="T6">&gt;</text:span></text:p>
      <text:p text:style-name="Kod"><text:s text:c="2"/><text:span text:style-name="T6">&lt;/</text:span><text:span text:style-name="T5">plugins</text:span><text:span text:style-name="T6">&gt;</text:span></text:p>
      <text:p text:style-name="Kod">&lt;/<text:span text:style-name="T4">build</text:span>&gt;</text:p>
      <text:p text:style-name="P25"/>
      <text:p text:style-name="P15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KodTekst">&lt;pluginManagement&gt;</text:span>, o którym opowiemy sobie w rozdziale o projektach wielomodułowych. Zajrzyj <text:span text:style-name="TODO">TODO</text:span> do przykładu <text:span text:style-name="KodTekst">policz-silnie</text:span> do tego kursu na GitHub, aby upewnić się, jak wygląda plik <text:span text:style-name="KodTekst">pom.xml</text:span> tego projektu.</text:p>
      <text:p text:style-name="P25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programowanie\projekty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jedynie biblioteka Log4j.</text:p>
      <text:p text:style-name="P8">Jeżeli otworzymy ten plik JAR i sprawdzimy jego zawartość, to zobaczymy następujace pliki i <text:soft-page-break/>katalogi:</text:p>
      <text:p text:style-name="P8"><draw:frame draw:style-name="fr1" draw:name="grafika5" text:anchor-type="paragraph" svg:width="9.313cm" svg:height="4.207cm" draw:z-index="4"><draw:image xlink:href="Pictures/10000000000001600000009F8F5F9ED4.png" xlink:type="simple" xlink:show="embed" xlink:actuate="onLoad"/></draw:frame>W katalogu <text:span text:style-name="KodTekst">com</text:span> znajduje się skompilowana klasa naszego projektu, a wszystkie pozostałe katalogi i pliki to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Heading_20_2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P9">&lt;/<text:span text:style-name="T4">dependency</text:span>&gt;</text:p>
      <text:p text:style-name="Odstep"/>
      <text:p text:style-name="P8">Wersja obu zależności jest taka sama – zamiast wpisywać ją na sztywno w obu elementach <text:span text:style-name="KodTekst">&lt;version&gt;</text:span>, możemy utworzyć <text:span text:style-name="T2">property</text:span> z tą wartość i skorzystać z niej powyżej.</text:p>
      <text:p text:style-name="P8">W plik <text:span text:style-name="KodTekst">pom.xml</text:span> wygenerowanego projektu jest już kilka nazwanych wartości:</text:p>
      <text:p text:style-name="Kod">&lt;<text:span text:style-name="T4">properties</text:span>&gt;</text:p>
      <text:p text:style-name="Kod"><text:s text:c="2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</text:span><text:span text:style-name="T5">maven.compiler.source</text:span><text:span text:style-name="T6">&gt;1.7&lt;/</text:span><text:span text:style-name="T5">maven.compiler.source</text:span><text:span text:style-name="T6">&gt;</text:span></text:p>
      <text:p text:style-name="Kod"><text:s text:c="2"/><text:span text:style-name="T6">&lt;</text:span><text:span text:style-name="T5">maven.compiler.target</text:span><text:span text:style-name="T6">&gt;1.7&lt;/</text:span><text:span text:style-name="T5">maven.compiler.target</text:span><text:span text:style-name="T6">&gt;</text:span></text:p>
      <text:p text:style-name="Kod"><text:span text:style-name="T6">&lt;/</text:span><text:span text:style-name="T5">properties</text:span><text:span text:style-name="T6">&gt;</text:span></text:p>
      <text:p text:style-name="Odstep"/>
      <text:p text:style-name="P8">Dodamy do nich nową wartość o nazwie <text:span text:style-name="KodTekst">log4j.version</text:span>. Aby wskazać Mavenowi, że ma <text:soft-page-break/>skorzystać z pewnej nazwanej wartości, stosujemy składnię <text:span text:style-name="KodTekst">${nazwa}</text:span> (znak dolara klamra nazwa klamra), co widać na poniższym listingu:</text:p>
      <text:p text:style-name="Kod">&lt;<text:span text:style-name="T4">properties</text:span>&gt;</text:p>
      <text:p text:style-name="Kod"><text:s text:c="2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</text:span><text:span text:style-name="T5">maven.compiler.source</text:span><text:span text:style-name="T6">&gt;1.7&lt;/</text:span><text:span text:style-name="T5">maven.compiler.source</text:span><text:span text:style-name="T6">&gt;</text:span></text:p>
      <text:p text:style-name="Kod"><text:s text:c="2"/><text:span text:style-name="T6">&lt;</text:span><text:span text:style-name="T5">maven.compiler.target</text:span><text:span text:style-name="T6">&gt;1.7&lt;/</text:span><text:span text:style-name="T5">maven.compiler.target</text:span><text:span text:style-name="T6">&gt;</text:span></text:p>
      <text:p text:style-name="KodPodswietlony"><text:s text:c="2"/><text:span text:style-name="T6">&lt;</text:span><text:span text:style-name="T5">log4j.version</text:span><text:span text:style-name="T6">&gt;2.13.1&lt;/</text:span><text:span text:style-name="T5">log4j.version</text:span><text:span text:style-name="T6">&gt;</text:span></text:p>
      <text:p text:style-name="Kod">&lt;/<text:span text:style-name="T4">properties</text:span>&gt;</text:p>
      <text:p text:style-name="Odstep"/>
      <text:p text:style-name="P8">Możemy teraz wykorzystać tą wartość w zależnościach do Log4j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Kod">&lt;/<text:span text:style-name="T4">dependency</text:span>&gt;</text:p>
      <text:p text:style-name="Odstep"/>
      <text:p text:style-name="P8">Dzięki zastępieniu wpisanym na sztywno wersjom tych zależności możemy w łatwy sposób zmienić wymaganą wersję zmieniając ją tylko w jednym miejscu naszego pliku pom.xml – w elemencie <text:span text:style-name="KodTekst">&lt;log4j.version&gt;</text:span> zdefiniowanym w <text:span text:style-name="KodTekst">&lt;properties&gt;</text:span>.</text:p>
      <text:h text:style-name="Heading_20_2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 podczas tej fazy.</text:p>
      <text:p text:style-name="P8">Dla przypomnienia, spójrzmy na fragment listy faz budowy projektu i przypisanych do nich zadań pluginów:</text:p>
      <text:p text:style-name="P16">(...)</text:p>
      <text:p text:style-name="P16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16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ami skonfigurować różne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<text:soft-page-break/>Aby dodać użycie Assembly do fazy <text:span text:style-name="KodTekst">package</text:span>, uzupełniamy konfigurację tego pluginu o element <text:span text:style-name="KodTekst">&lt;executions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4">build</text:span>&gt;</text:p>
      <text:p text:style-name="Kod"><text:s text:c="2"/>&lt;<text:span text:style-name="T4">plugins</text:span>&gt;</text:p>
      <text:p text:style-name="Kod"><text:s text:c="4"/>&lt;<text:span text:style-name="T4">plugin</text:span>&gt;</text:p>
      <text:p text:style-name="Kod"><text:s text:c="6"/>&lt;<text:span text:style-name="T4">artifactId</text:span>&gt;maven-assembly-plugin&lt;/<text:span text:style-name="T4">artifactId</text:span>&gt;</text:p>
      <text:p text:style-name="Kod"><text:s text:c="6"/>&lt;<text:span text:style-name="T4">version</text:span>&gt;3.2.0&lt;/<text:span text:style-name="T4">version</text:span>&gt;</text:p>
      <text:p text:style-name="Kod"><text:s text:c="6"/>&lt;<text:span text:style-name="T4">configuration</text:span>&gt;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&lt;/<text:span text:style-name="T4">configuration</text:span>&gt;</text:p>
      <text:p text:style-name="KodPodswietlony"><text:s text:c="6"/>&lt;<text:span text:style-name="T4">executions</text:span>&gt;</text:p>
      <text:p text:style-name="KodPodswietlony"><text:s text:c="8"/><text:span text:style-name="T6">&lt;</text:span><text:span text:style-name="T5">execution</text:span><text:span text:style-name="T6">&gt;</text:span></text:p>
      <text:p text:style-name="KodPodswietlony"><text:s text:c="10"/><text:span text:style-name="T6">&lt;</text:span><text:span text:style-name="T5">phase</text:span><text:span text:style-name="T6">&gt;package&lt;/</text:span><text:span text:style-name="T5">phase</text:span><text:span text:style-name="T6">&gt;</text:span></text:p>
      <text:p text:style-name="KodPodswietlony"><text:s text:c="10"/><text:span text:style-name="T6">&lt;</text:span><text:span text:style-name="T5">goals</text:span><text:span text:style-name="T6">&gt;</text:span></text:p>
      <text:p text:style-name="KodPodswietlony"><text:s text:c="12"/><text:span text:style-name="T6">&lt;</text:span><text:span text:style-name="T5">goal</text:span><text:span text:style-name="T6">&gt;single&lt;/</text:span><text:span text:style-name="T5">goal</text:span><text:span text:style-name="T6">&gt;</text:span></text:p>
      <text:p text:style-name="KodPodswietlony"><text:s text:c="10"/><text:span text:style-name="T6">&lt;/</text:span><text:span text:style-name="T5">goals</text:span><text:span text:style-name="T6">&gt;</text:span></text:p>
      <text:p text:style-name="KodPodswietlony"><text:s text:c="8"/><text:span text:style-name="T6">&lt;/</text:span><text:span text:style-name="T5">execution</text:span><text:span text:style-name="T6">&gt;</text:span></text:p>
      <text:p text:style-name="KodPodswietlony"><text:s text:c="6"/>&lt;/<text:span text:style-name="T4">executions</text:span>&gt;</text:p>
      <text:p text:style-name="Kod"><text:s text:c="4"/>&lt;/<text:span text:style-name="T4">plugin</text:span>&gt;</text:p>
      <text:p text:style-name="Kod"><text:span text:style-name="T6"><text:s text:c="2"/>&lt;/</text:span><text:span text:style-name="T5">plugins</text:span><text:span text:style-name="T6">&gt;</text:span></text:p>
      <text:p text:style-name="Kod"><text:span text:style-name="T6">&lt;/</text:span><text:span text:style-name="T5">build</text:span><text:span text:style-name="T6">&gt;</text:span></text:p>
      <text:p text:style-name="Odstep"/>
      <text:p text:style-name="P8">W elemencie <text:span text:style-name="KodTekst">&lt;phase&gt;</text:span> podajemy nazwę fazy, podczas której plugin ma zostać użyty, a w elemencie <text:span text:style-name="KodTekst">&lt;goal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programowanie\projekty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programowanie\projekty\kurs_maven\przyklady\policz-silnie\target\policz-silnie-1.0-SNAPSHOT.jar</text:p>
      <text:p text:style-name="Output">[INFO]</text:p>
      <text:p text:style-name="P20">[INFO] --- maven-assembly-plugin:3.2.0:single (assemble-jar-with-depen<text:span text:style-name="OutputHighlight">de</text:span>ncies) @ policz-silnie ---</text:p>
      <text:p text:style-name="P20">[INFO] Building jar: D:\programowanie\projekty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, budując nasz projekt,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Heading_20_2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2271734292501535887" text:style-name="L13">
        <text:list-item>
          <text:p text:style-name="P49"><text:span text:style-name="KodTekst">**/Test*.java</text:span></text:p>
        </text:list-item>
        <text:list-item>
          <text:p text:style-name="P49"><text:span text:style-name="KodTekst">**/*Test.java</text:span></text:p>
        </text:list-item>
        <text:list-item>
          <text:p text:style-name="P49"><text:span text:style-name="KodTekst">**/*Tests.java</text:span></text:p>
        </text:list-item>
        <text:list-item>
          <text:p text:style-name="P49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Equals</text:span>;</text:p>
      <text:p text:style-name="Kod"><text:span text:style-name="T4">import </text:span>org.junit.<text:span text:style-name="T23">Test</text:span>;</text:p>
      <text:p text:style-name="Kod"/>
      <text:p text:style-name="Kod"><text:span text:style-name="T4">public class </text:span>CheckFactorial {</text:p>
      <text:p text:style-name="Kod"><text:s text:c="2"/><text:span text:style-name="T24">@Test</text:span></text:p>
      <text:p text:style-name="Kod"><text:span text:style-name="T23"><text:s text:c="2"/></text:span><text:span text:style-name="T5">public void </text:span><text:span text:style-name="T6">shouldReturnFactorial() {</text:span></text:p>
      <text:p text:style-name="Kod"><text:s text:c="4"/><text:span text:style-name="T6">assertEquals(</text:span><text:span text:style-name="T18">120</text:span><text:span text:style-name="T6">, FactorialCounter.factorial(</text:span><text:span text:style-name="T18">5</text:span><text:span text:style-name="T6">));</text:span></text:p>
      <text:p text:style-name="Kod"><text:s text:c="2"/><text:span text:style-name="T6">}</text:span></text:p>
      <text:p text:style-name="P11"/>
      <text:p text:style-name="Kod"><text:s text:c="2"/><text:span text:style-name="T24">@Test</text:span><text:span text:style-name="T6">(expected = IllegalArgumentException.</text:span><text:span text:style-name="T5">class</text:span><text:span text:style-name="T6">)</text:span></text:p>
      <text:p text:style-name="Kod"><text:s text:c="2"/><text:span text:style-name="T5">public void </text:span><text:span text:style-name="T6">shouldThrowExceptionForInvalidArgument() {</text:span></text:p>
      <text:p text:style-name="Kod"><text:s text:c="4"/><text:span text:style-name="T6">FactorialCounter.factorial(-</text:span><text:span text:style-name="T18">1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<text:soft-page-break/>utworzony podczas generowania projektu za pomocą generatora archetyp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4">plugin</text:span>&gt;</text:p>
      <text:p text:style-name="Kod"><text:s text:c="2"/><text:span text:style-name="T6">&lt;</text:span><text:span text:style-name="T5">artifactId</text:span><text:span text:style-name="T6">&gt;maven-surefire-plugi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22.1&lt;/</text:span><text:span text:style-name="T5">version</text:span><text:span text:style-name="T6">&gt;</text:span></text:p>
      <text:p text:style-name="Kod"><text:s text:c="2"/><text:span text:style-name="T6">&lt;</text:span><text:span text:style-name="T5">configuration</text:span><text:span text:style-name="T6">&gt;</text:span></text:p>
      <text:p text:style-name="Kod"><text:s text:c="4"/><text:span text:style-name="T6">&lt;</text:span><text:span text:style-name="T5">includes</text:span><text:span text:style-name="T6">&gt;</text:span></text:p>
      <text:p text:style-name="Kod"><text:s text:c="6"/><text:span text:style-name="T6">&lt;</text:span><text:span text:style-name="T5">include</text:span><text:span text:style-name="T6">&gt;**/*Test.java&lt;/</text:span><text:span text:style-name="T5">include</text:span><text:span text:style-name="T6">&gt;</text:span></text:p>
      <text:p text:style-name="Kod"><text:s text:c="6"/><text:span text:style-name="T6">&lt;</text:span><text:span text:style-name="T5">include</text:span><text:span text:style-name="T6">&gt;CheckFactorial.java&lt;/</text:span><text:span text:style-name="T5">include</text:span><text:span text:style-name="T6">&gt;</text:span></text:p>
      <text:p text:style-name="Kod"><text:s text:c="4"/><text:span text:style-name="T6">&lt;/</text:span><text:span text:style-name="T5">includes</text:span><text:span text:style-name="T6">&gt;</text:span></text:p>
      <text:p text:style-name="Kod"><text:s text:c="2"/><text:span text:style-name="T6">&lt;/</text:span><text:span text:style-name="T5">configuration</text:span><text:span text:style-name="T6">&gt;</text:span></text:p>
      <text:p text:style-name="Kod">&lt;/<text:span text:style-name="T4">plugin</text:span>&gt;</text:p>
      <text:p text:style-name="Odstep"/>
      <text:p text:style-name="P8">Pliki z testami, które ma brać pod uwagę plugin Surefire, umieszczamy w elementach <text:span text:style-name="KodTekst">&lt;include&gt;</text:span>. Zauważmy, że dodaliśmy także <text:span text:style-name="KodTekst">&lt;include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KodTekst">&lt;include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oft-page-break/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KodTekst">&lt;exclude&gt;</text:span>, którego elementem nadrzędnym powinien być element <text:span text:style-name="KodTekst">&lt;excludes&gt;</text:span> zawarty z kolei w elemencie <text:span text:style-name="KodTekst">&lt;configuration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oft-page-break/>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3408486171862499077" text:style-name="L14">
        <text:list-item>
          <text:p text:style-name="P50"><text:span text:style-name="KodTekst">**/IT*.java</text:span></text:p>
        </text:list-item>
        <text:list-item>
          <text:p text:style-name="P50"><text:span text:style-name="KodTekst">**/*IT.java</text:span></text:p>
        </text:list-item>
        <text:list-item>
          <text:p text:style-name="P50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4">plugin</text:span>&gt;</text:p>
      <text:p text:style-name="Kod"><text:s text:c="2"/><text:span text:style-name="T6">&lt;</text:span><text:span text:style-name="T5">groupId</text:span><text:span text:style-name="T6">&gt;org.apache.maven.plugins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maven-failsafe-plugi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3.0.0-M4&lt;/</text:span><text:span text:style-name="T5">version</text:span><text:span text:style-name="T6">&gt;</text:span></text:p>
      <text:p text:style-name="Kod"><text:s text:c="2"/><text:span text:style-name="T6">&lt;</text:span><text:span text:style-name="T5">executions</text:span><text:span text:style-name="T6">&gt;</text:span></text:p>
      <text:p text:style-name="Kod"><text:s text:c="4"/><text:span text:style-name="T6">&lt;</text:span><text:span text:style-name="T5">execution</text:span><text:span text:style-name="T6">&gt;</text:span></text:p>
      <text:p text:style-name="Kod"><text:s text:c="6"/><text:span text:style-name="T6">&lt;</text:span><text:span text:style-name="T5">goals</text:span><text:span text:style-name="T6">&gt;</text:span></text:p>
      <text:p text:style-name="Kod"><text:s text:c="8"/><text:span text:style-name="T6">&lt;</text:span><text:span text:style-name="T5">goal</text:span><text:span text:style-name="T6">&gt;integration-test&lt;/</text:span><text:span text:style-name="T5">goal</text:span><text:span text:style-name="T6">&gt;</text:span></text:p>
      <text:p text:style-name="Kod"><text:s text:c="8"/><text:span text:style-name="T6">&lt;</text:span><text:span text:style-name="T5">goal</text:span><text:span text:style-name="T6">&gt;verify&lt;/</text:span><text:span text:style-name="T5">goal</text:span><text:span text:style-name="T6">&gt;</text:span></text:p>
      <text:p text:style-name="Kod"><text:s text:c="6"/><text:span text:style-name="T6">&lt;/</text:span><text:span text:style-name="T5">goals</text:span><text:span text:style-name="T6">&gt;</text:span></text:p>
      <text:p text:style-name="Kod"><text:s text:c="4"/><text:span text:style-name="T6">&lt;/</text:span><text:span text:style-name="T5">execution</text:span><text:span text:style-name="T6">&gt;</text:span></text:p>
      <text:p text:style-name="Kod"><text:s text:c="2"/><text:span text:style-name="T6">&lt;/</text:span><text:span text:style-name="T5">executions</text:span><text:span text:style-name="T6">&gt;</text:span></text:p>
      <text:p text:style-name="Kod">&lt;/<text:span text:style-name="T4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assertEquals;</text:p>
      <text:p text:style-name="Kod"><text:span text:style-name="T5">import </text:span><text:span text:style-name="T6">org.junit.Test;</text:span></text:p>
      <text:p text:style-name="P11"/>
      <text:p text:style-name="Kod"><text:span text:style-name="T4">public class </text:span>ITCheckFactorial {</text:p>
      <text:p text:style-name="Kod"><text:s text:c="2"/><text:span text:style-name="T24">@Test</text:span></text:p>
      <text:p text:style-name="Kod"><text:span text:style-name="T23"><text:s text:c="2"/></text:span><text:span text:style-name="T5">public void </text:span><text:span text:style-name="T6">shouldReturnFactorial() {</text:span></text:p>
      <text:p text:style-name="Kod"><text:s text:c="4"/><text:span text:style-name="T6">assertEquals(</text:span><text:span text:style-name="T18">24</text:span><text:span text:style-name="T6">, FactorialCounter.factorial(</text:span><text:span text:style-name="T18">4</text:span><text:span text:style-name="T6">));</text:span></text:p>
      <text:p text:style-name="Kod"><text:s text:c="2"/><text:span text:style-name="T6">}</text:span></text:p>
      <text:p text:style-name="Kod"><text:soft-page-break/>}</text:p>
      <text:p text:style-name="Odstep"/>
      <text:p text:style-name="Text_20_body">Możemy teraz zlecić Mavenowi zbudowanie projektu wraz z wykonanie testów integracyjnych przy użyciu <text:span text:style-name="KodTekst">mvn verify</text:span>:</text:p>
      <text:p text:style-name="Output">&gt; mvn verify</text:p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<text:soft-page-break/>Więcej informacji o pluginie Failsafe znajdziesz w oficjalnej dokumentacji Maven:</text:p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p text:style-name="Text_20_body"/>
      <text:h text:style-name="P35" text:outline-level="2">Podsumowanie</text:h>
      <text:list xml:id="list7262799105812597815" text:style-name="L15">
        <text:list-item>
          <text:p text:style-name="P51">Aby zbudować nasz projekt, Maven wykonuje ponad 20 zależnych od siebie faz (<text:span text:style-name="T2">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51">Pluginy Mavena to po prostu projekty Mavenowe, które udostępniają pewną funkcjonalność, z której możemy korzystać używając Mavena.</text:p>
        </text:list-item>
        <text:list-item>
          <text:p text:style-name="P51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51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51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51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6435841" text:continue-numbering="true" text:style-name="L15">
        <text:list-item>
          <text:p text:style-name="P51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6449903" text:continue-numbering="true" text:style-name="L15">
        <text:list-item>
          <text:p text:style-name="P51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51">Plugin Assembly przed użyciem należy skonfigurować w pliku <text:span text:style-name="KodTekst">pom.xml</text:span>:</text:p>
        </text:list-item>
      </text:list>
      <text:p text:style-name="Kod">&lt;<text:span text:style-name="T4">build</text:span>&gt;</text:p>
      <text:p text:style-name="Kod"><text:s text:c="2"/><text:span text:style-name="T6">&lt;</text:span><text:span text:style-name="T5">plugins</text:span><text:span text:style-name="T6">&gt;</text:span></text:p>
      <text:p text:style-name="Kod"><text:s text:c="4"/><text:span text:style-name="T6">&lt;</text:span><text:span text:style-name="T5">plugin</text:span><text:span text:style-name="T6">&gt;</text:span></text:p>
      <text:p text:style-name="Kod"><text:s text:c="6"/><text:span text:style-name="T6">&lt;</text:span><text:span text:style-name="T5">artifactId</text:span><text:span text:style-name="T6">&gt;maven-assembly-plugin&lt;/</text:span><text:span text:style-name="T5">artifactId</text:span><text:span text:style-name="T6">&gt;</text:span></text:p>
      <text:p text:style-name="Kod"><text:span text:style-name="T6"><text:s text:c="6"/>&lt;</text:span><text:span text:style-name="T5">version</text:span><text:span text:style-name="T6">&gt;3.2.0&lt;/</text:span><text:span text:style-name="T5">version</text:span><text:span text:style-name="T6">&gt;</text:span></text:p>
      <text:p text:style-name="Kod"><text:s text:c="6"/><text:span text:style-name="T6">&lt;</text:span><text:span text:style-name="T5">configuration</text:span><text:span text:style-name="T6">&gt;</text:span>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<text:span text:style-name="T6">&lt;/</text:span><text:span text:style-name="T5">configuration</text:span><text:span text:style-name="T6">&gt;</text:span></text:p>
      <text:p text:style-name="Kod"><text:s text:c="4"/><text:span text:style-name="T6">&lt;/</text:span><text:span text:style-name="T5">plugin</text:span><text:span text:style-name="T6">&gt;</text:span></text:p>
      <text:p text:style-name="Kod"><text:s text:c="2"/><text:span text:style-name="T6">&lt;/</text:span><text:span text:style-name="T5">plugins</text:span><text:span text:style-name="T6">&gt;</text:span></text:p>
      <text:p text:style-name="P9">&lt;/<text:span text:style-name="T4">build</text:span>&gt;</text:p>
      <text:p text:style-name="Odstep"/>
      <text:list xml:id="list36457545" text:continue-numbering="true" text:style-name="L15">
        <text:list-item>
          <text:p text:style-name="P51">Aby skorzystać z pluginu, korzystamy z komendy:</text:p>
        </text:list-item>
      </text:list>
      <text:p text:style-name="Output">mvn compile assembly:single</text:p>
      <text:p text:style-name="Odstep"/>
      <text:list xml:id="list36443013" text:continue-numbering="true" text:style-name="L15">
        <text:list-item>
          <text:p text:style-name="P51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51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4">build</text:span>&gt;</text:p>
      <text:p text:style-name="Kod"><text:s text:c="2"/>&lt;<text:span text:style-name="T4">plugins</text:span>&gt;</text:p>
      <text:p text:style-name="Kod"><text:s text:c="4"/>&lt;<text:span text:style-name="T4">plugin</text:span>&gt;</text:p>
      <text:p text:style-name="Kod"><text:s text:c="6"/>&lt;<text:span text:style-name="T4">artifactId</text:span>&gt;maven-assembly-plugin&lt;/<text:span text:style-name="T4">artifactId</text:span>&gt;</text:p>
      <text:p text:style-name="Kod"><text:s text:c="6"/>&lt;<text:span text:style-name="T4">version</text:span>&gt;3.2.0&lt;/<text:span text:style-name="T4">version</text:span>&gt;</text:p>
      <text:p text:style-name="Kod"><text:s text:c="6"/>&lt;<text:span text:style-name="T4">configuration</text:span>&gt;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&lt;/<text:span text:style-name="T4">configuration</text:span>&gt;</text:p>
      <text:p text:style-name="KodPodswietlony"><text:s text:c="6"/>&lt;<text:span text:style-name="T4">executions</text:span>&gt;</text:p>
      <text:p text:style-name="KodPodswietlony"><text:s text:c="8"/><text:span text:style-name="T6">&lt;</text:span><text:span text:style-name="T5">execution</text:span><text:span text:style-name="T6">&gt;</text:span></text:p>
      <text:p text:style-name="KodPodswietlony"><text:s text:c="10"/><text:span text:style-name="T6">&lt;</text:span><text:span text:style-name="T5">phase</text:span><text:span text:style-name="T6">&gt;package&lt;/</text:span><text:span text:style-name="T5">phase</text:span><text:span text:style-name="T6">&gt;</text:span></text:p>
      <text:p text:style-name="KodPodswietlony"><text:s text:c="10"/><text:span text:style-name="T6">&lt;</text:span><text:span text:style-name="T5">goals</text:span><text:span text:style-name="T6">&gt;</text:span></text:p>
      <text:p text:style-name="KodPodswietlony"><text:s text:c="12"/><text:span text:style-name="T6">&lt;</text:span><text:span text:style-name="T5">goal</text:span><text:span text:style-name="T6">&gt;single&lt;/</text:span><text:span text:style-name="T5">goal</text:span><text:span text:style-name="T6">&gt;</text:span></text:p>
      <text:p text:style-name="KodPodswietlony"><text:s text:c="10"/><text:span text:style-name="T6">&lt;/</text:span><text:span text:style-name="T5">goals</text:span><text:span text:style-name="T6">&gt;</text:span></text:p>
      <text:p text:style-name="KodPodswietlony"><text:s text:c="8"/><text:span text:style-name="T6">&lt;/</text:span><text:span text:style-name="T5">execution</text:span><text:span text:style-name="T6">&gt;</text:span></text:p>
      <text:p text:style-name="KodPodswietlony"><text:s text:c="6"/>&lt;/<text:span text:style-name="T4">executions</text:span>&gt;</text:p>
      <text:p text:style-name="Kod"><text:s text:c="4"/>&lt;/<text:span text:style-name="T4">plugin</text:span>&gt;</text:p>
      <text:p text:style-name="Kod"><text:span text:style-name="T6"><text:s text:c="2"/>&lt;/</text:span><text:span text:style-name="T5">plugins</text:span><text:span text:style-name="T6">&gt;</text:span></text:p>
      <text:p text:style-name="P9"><text:span text:style-name="T6">&lt;/</text:span><text:span text:style-name="T5">build</text:span><text:span text:style-name="T6">&gt;</text:span></text:p>
      <text:p text:style-name="Odstep"><text:span text:style-name="T6"/></text:p>
      <text:list xml:id="list36462953" text:continue-numbering="true" text:style-name="L15">
        <text:list-item>
          <text:p text:style-name="P51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51"><text:span text:style-name="KodTekst">**/Test*.java</text:span></text:p>
            </text:list-item>
            <text:list-item>
              <text:p text:style-name="P51"><text:span text:style-name="KodTekst">**/*Test.java</text:span></text:p>
            </text:list-item>
            <text:list-item>
              <text:p text:style-name="P51"><text:span text:style-name="KodTekst">**/*Tests.java</text:span></text:p>
            </text:list-item>
            <text:list-item>
              <text:p text:style-name="P51"><text:span text:style-name="KodTekst">**/*TestCase.java</text:span></text:p>
            </text:list-item>
          </text:list>
        </text:list-item>
        <text:list-item>
          <text:p text:style-name="P51">Testy powinniśmy umieszczać w katalogu <text:span text:style-name="KodTekst">src/test/java</text:span>.</text:p>
        </text:list-item>
        <text:list-item>
          <text:p text:style-name="P51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4">plugin</text:span>&gt;</text:p>
      <text:p text:style-name="Kod"><text:s text:c="2"/><text:span text:style-name="T6">&lt;</text:span><text:span text:style-name="T5">artifactId</text:span><text:span text:style-name="T6">&gt;maven-surefire-plugi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22.1&lt;/</text:span><text:span text:style-name="T5">version</text:span><text:span text:style-name="T6">&gt;</text:span></text:p>
      <text:p text:style-name="Kod"><text:s text:c="2"/><text:span text:style-name="T6">&lt;</text:span><text:span text:style-name="T5">configuration</text:span><text:span text:style-name="T6">&gt;</text:span></text:p>
      <text:p text:style-name="Kod"><text:s text:c="4"/><text:span text:style-name="T6">&lt;</text:span><text:span text:style-name="T5">includes</text:span><text:span text:style-name="T6">&gt;</text:span></text:p>
      <text:p text:style-name="Kod"><text:s text:c="6"/><text:span text:style-name="T6">&lt;</text:span><text:span text:style-name="T5">include</text:span><text:span text:style-name="T6">&gt;**/*Test.java&lt;/</text:span><text:span text:style-name="T5">include</text:span><text:span text:style-name="T6">&gt;</text:span></text:p>
      <text:p text:style-name="Kod"><text:s text:c="6"/><text:span text:style-name="T6">&lt;</text:span><text:span text:style-name="T5">include</text:span><text:span text:style-name="T6">&gt;CheckFactorial.java&lt;/</text:span><text:span text:style-name="T5">include</text:span><text:span text:style-name="T6">&gt;</text:span></text:p>
      <text:p text:style-name="Kod"><text:s text:c="4"/><text:span text:style-name="T6">&lt;/</text:span><text:span text:style-name="T5">includes</text:span><text:span text:style-name="T6">&gt;</text:span></text:p>
      <text:p text:style-name="Kod"><text:s text:c="2"/><text:span text:style-name="T6">&lt;/</text:span><text:span text:style-name="T5">configuration</text:span><text:span text:style-name="T6">&gt;</text:span></text:p>
      <text:p text:style-name="P9">&lt;/<text:span text:style-name="T4">plugin</text:span>&gt;</text:p>
      <text:p text:style-name="Odstep"/>
      <text:list xml:id="list36453165" text:continue-numbering="true" text:style-name="L15">
        <text:list-item>
          <text:p text:style-name="P51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51">Pliki z testami możemy także wykluczać korzystając z elementu <text:span text:style-name="KodTekst">&lt;exclude&gt;</text:span>.</text:p>
        </text:list-item>
        <text:list-item>
          <text:p text:style-name="P51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6444421" text:continue-numbering="true" text:style-name="L15">
        <text:list-item>
          <text:p text:style-name="P51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6462018" text:continue-numbering="true" text:style-name="L15">
        <text:list-item>
          <text:p text:style-name="P51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51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51"><text:span text:style-name="KodTekst">**/IT*.java</text:span></text:p>
            </text:list-item>
            <text:list-item>
              <text:p text:style-name="P51"><text:span text:style-name="KodTekst">**/*IT.java</text:span></text:p>
            </text:list-item>
            <text:list-item>
              <text:p text:style-name="P51"><text:span text:style-name="KodTekst">**/*ITCase.java</text:span></text:p>
            </text:list-item>
          </text:list>
        </text:list-item>
        <text:list-item>
          <text:p text:style-name="P51">Poniżej znajduje się przykładowa konfiguracja tego pluginu dodana do pliku <text:span text:style-name="KodTekst">pom.xml</text:span> naszego projektu:</text:p>
        </text:list-item>
      </text:list>
      <text:p text:style-name="Kod">&lt;<text:span text:style-name="T4">plugin</text:span>&gt;</text:p>
      <text:p text:style-name="Kod"><text:s text:c="2"/><text:span text:style-name="T6">&lt;</text:span><text:span text:style-name="T5">groupId</text:span><text:span text:style-name="T6">&gt;org.apache.maven.plugins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maven-failsafe-plugi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3.0.0-M4&lt;/</text:span><text:span text:style-name="T5">version</text:span><text:span text:style-name="T6">&gt;</text:span></text:p>
      <text:p text:style-name="Kod"><text:s text:c="2"/><text:span text:style-name="T6">&lt;</text:span><text:span text:style-name="T5">executions</text:span><text:span text:style-name="T6">&gt;</text:span></text:p>
      <text:p text:style-name="Kod"><text:s text:c="4"/><text:span text:style-name="T6">&lt;</text:span><text:span text:style-name="T5">execution</text:span><text:span text:style-name="T6">&gt;</text:span></text:p>
      <text:p text:style-name="Kod"><text:s text:c="6"/><text:span text:style-name="T6">&lt;</text:span><text:span text:style-name="T5">goals</text:span><text:span text:style-name="T6">&gt;</text:span></text:p>
      <text:p text:style-name="Kod"><text:s text:c="8"/><text:span text:style-name="T6">&lt;</text:span><text:span text:style-name="T5">goal</text:span><text:span text:style-name="T6">&gt;integration-test&lt;/</text:span><text:span text:style-name="T5">goal</text:span><text:span text:style-name="T6">&gt;</text:span></text:p>
      <text:p text:style-name="Kod"><text:s text:c="8"/><text:span text:style-name="T6">&lt;</text:span><text:span text:style-name="T5">goal</text:span><text:span text:style-name="T6">&gt;verify&lt;/</text:span><text:span text:style-name="T5">goal</text:span><text:span text:style-name="T6">&gt;</text:span></text:p>
      <text:p text:style-name="Kod"><text:s text:c="6"/><text:span text:style-name="T6">&lt;/</text:span><text:span text:style-name="T5">goals</text:span><text:span text:style-name="T6">&gt;</text:span></text:p>
      <text:p text:style-name="Kod"><text:s text:c="4"/><text:span text:style-name="T6">&lt;/</text:span><text:span text:style-name="T5">execution</text:span><text:span text:style-name="T6">&gt;</text:span></text:p>
      <text:p text:style-name="Kod"><text:s text:c="2"/><text:span text:style-name="T6">&lt;/</text:span><text:span text:style-name="T5">executions</text:span><text:span text:style-name="T6">&gt;</text:span></text:p>
      <text:p text:style-name="P9">&lt;/<text:span text:style-name="T4">plugin</text:span>&gt;</text:p>
      <text:p text:style-name="Odstep"/>
      <text:list xml:id="list36459953" text:continue-numbering="true" text:style-name="L15">
        <text:list-item>
          <text:p text:style-name="P51">W plikach <text:span text:style-name="KodTekst">pom.xml</text:span> możemy używać nazwanych wartości, umieszając je w elemencie <text:span text:style-name="KodTekst">&lt;properties&gt;</text:span>:</text:p>
        </text:list-item>
      </text:list>
      <text:p text:style-name="Kod">&lt;<text:span text:style-name="T4">properties</text:span>&gt;</text:p>
      <text:p text:style-name="Kod"><text:s text:c="2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</text:span><text:span text:style-name="T5">maven.compiler.source</text:span><text:span text:style-name="T6">&gt;1.7&lt;/</text:span><text:span text:style-name="T5">maven.compiler.source</text:span><text:span text:style-name="T6">&gt;</text:span></text:p>
      <text:p text:style-name="Kod"><text:s text:c="2"/><text:span text:style-name="T6">&lt;</text:span><text:span text:style-name="T5">maven.compiler.target</text:span><text:span text:style-name="T6">&gt;1.7&lt;/</text:span><text:span text:style-name="T5">maven.compiler.target</text:span><text:span text:style-name="T6">&gt;</text:span></text:p>
      <text:p text:style-name="KodPodswietlony"><text:s text:c="2"/><text:span text:style-name="T6">&lt;</text:span><text:span text:style-name="T5">log4j.version</text:span><text:span text:style-name="T6">&gt;2.13.1&lt;/</text:span><text:span text:style-name="T5">log4j.version</text:span><text:span text:style-name="T6">&gt;</text:span></text:p>
      <text:p text:style-name="Kod">&lt;/<text:span text:style-name="T4">properties</text:span>&gt;</text:p>
      <text:p text:style-name="Odstep"/>
      <text:list xml:id="list36452519" text:continue-numbering="true" text:style-name="L15">
        <text:list-item>
          <text:p text:style-name="P51">Aby odnieść się do nazwanej wartości, korzystamy ze składnie ${nazwa}, na przykład:</text:p>
        </text:list-item>
      </text:list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P9">&lt;/<text:span text:style-name="T4">dependency</text:span>&gt;</text:p>
      <text:h text:style-name="Heading_20_2" text:outline-level="2"><text:soft-page-break/>Zadania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n dokumentajc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34" text:outline-level="1"><text:bookmark-start text:name="__RefHeading__1919_2139334056"/>Zależności i projekty wielomodułowe<text:bookmark-end text:name="__RefHeading__1919_2139334056"/></text:h>
      <text:p text:style-name="Text_20_body">Dependency - są scope'y np. test jest dostępnym tylko podczas kompilowania i uruchamiania testów. provided - nie jest dodawane do targetu jako zależność (założenie - będzie dostępna ta zależność tam, gdzie jar/war będzie uruchamiany/deployowany).</text:p>
      <text:p text:style-name="Text_20_body"># efektywny pom</text:p>
      <text:p text:style-name="Text_20_body">mvn help:effective-pom</text:p>
      <text:p text:style-name="Text_20_body"># finalne zależności projektu i drzewo zależności</text:p>
      <text:p text:style-name="Text_20_body">mvn dependency:resolve</text:p>
      <text:p text:style-name="Text_20_body">mvn dependency:tree</text:p>
      <text:p text:style-name="Text_20_body"/>
      <text:p text:style-name="Text_20_body">ustawianie propertiesów:</text:p>
      <text:p text:style-name="Text_20_body"/>
      <text:p text:style-name="Text_20_body">&lt;properties&gt;</text:p>
      <text:p text:style-name="Text_20_body"><text:s text:c="2"/>&lt;hibernate.annotations.version&gt;3.3.0.ga&lt;/hibernate.annotations.version&gt;</text:p>
      <text:p text:style-name="Text_20_body">&lt;/properties&gt;</text:p>
      <text:p text:style-name="Text_20_body">&lt;version&gt;${hibernate.annotations.version}&lt;/version&gt;</text:p>
      <text:p text:style-name="Text_20_body"/>
      <text:p text:style-name="Text_20_body">kolejny rozdzial – wielomodulowe projekty i korzystanie z projektow z siebie nawzajem</text:p>
      <text:p text:style-name="Text_20_body">mvn site - generuje fajne strony z informacją o projekcie.</text:p>
      <text:p text:style-name="Text_20_body"/>
      <text:p text:style-name="Text_20_body">-&gt; pluginManagement - ustawienia pluginów w parent POM dla projektów-dzieci</text:p>
      <text:p text:style-name="Text_20_body"/>
      <text:p text:style-name="Text_20_body">Multi-modułowość osiąga się mając parent POM z informacją o pod-modułach:</text:p>
      <text:p text:style-name="Text_20_body"/>
      <text:p text:style-name="Text_20_body">&lt;groupId&gt;com.kursjava.multiprojekt&lt;/groupId&gt;</text:p>
      <text:p text:style-name="Text_20_body">&lt;artifactId&gt;projekt-parent&lt;/artifactId&gt;</text:p>
      <text:p text:style-name="Text_20_body">&lt;packaging&gt;pom&lt;/packaging&gt;</text:p>
      <text:p text:style-name="Text_20_body">&lt;version&gt;1.0&lt;/version&gt;</text:p>
      <text:p text:style-name="Text_20_body"/>
      <text:p text:style-name="Text_20_body">&lt;modules&gt;</text:p>
      <text:p text:style-name="Text_20_body"><text:s text:c="2"/>&lt;module&gt;podprojekt1&lt;/module&gt;</text:p>
      <text:p text:style-name="Text_20_body"><text:s text:c="2"/>&lt;module&gt;podprojekt2&lt;/module&gt;</text:p>
      <text:p text:style-name="Text_20_body">&lt;/modules&gt;</text:p>
      <text:p text:style-name="Text_20_body"/>
      <text:p text:style-name="Text_20_body">Projekt parent nie ma pakowania do JARa (packaging: pom). W pomie można mieć ustawiania pluginów i &lt;dependency&gt;, które będą dziedziczone przez wszystkie podmoduły.</text:p>
      <text:p text:style-name="Text_20_body"><text:soft-page-break/></text:p>
      <text:p text:style-name="Text_20_body">W POM.xml podmodułu odnosimy się do rodzica:</text:p>
      <text:p text:style-name="Text_20_body"/>
      <text:p text:style-name="Text_20_body">&lt;parent&gt;</text:p>
      <text:p text:style-name="Text_20_body"><text:s text:c="2"/>&lt;groupId&gt;com.kursjava.multiprojekt&lt;/groupId&gt;</text:p>
      <text:p text:style-name="Text_20_body"><text:s text:c="2"/>&lt;artifactId&gt;projekt-parent&lt;/artifactId&gt;</text:p>
      <text:p text:style-name="Text_20_body"><text:s text:c="2"/>&lt;version&gt;1.0&lt;/version&gt;</text:p>
      <text:p text:style-name="Text_20_body">&lt;/parent&gt;</text:p>
      <text:p text:style-name="Text_20_body"/>
      <text:p text:style-name="Text_20_body">W innym podprojekcie można mieć &lt;dependency&gt; do innego podprojektu:</text:p>
      <text:p text:style-name="Text_20_body"/>
      <text:p text:style-name="Text_20_body">&lt;dependency&gt;</text:p>
      <text:p text:style-name="Text_20_body"><text:s text:c="2"/>&lt;groupId&gt;com.kursjava.multiprojekt&lt;/groupId&gt;</text:p>
      <text:p text:style-name="Text_20_body"><text:s text:c="2"/>&lt;artifactId&gt;nazwa-innego-podprojektu&lt;/artifactId&gt;</text:p>
      <text:p text:style-name="Text_20_body"><text:s text:c="2"/>&lt;version&gt;1.0&lt;/version&gt;</text:p>
      <text:p text:style-name="Text_20_body">&lt;/dependency&gt;</text:p>
      <text:p text:style-name="Text_20_body"/>
      <text:h text:style-name="Heading_20_1" text:outline-level="1"><text:bookmark-start text:name="__RefHeading__1921_2139334056"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dddddd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font-name="Courier New" fo:font-size="10pt" fo:language="pl" fo:country="PL" style:text-underline-style="none" fo:background-color="#e6e6e6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0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1DT22H42M11S</meta:editing-duration>
    <meta:editing-cycles>1886</meta:editing-cycles>
    <meta:generator>OpenOffice/4.1.6$Win32 OpenOffice.org_project/416m1$Build-9790</meta:generator>
    <dc:date>2020-03-16T16:23:29</dc:date>
    <dc:creator>Przemysław Kruglej</dc:creator>
    <meta:document-statistic meta:table-count="0" meta:image-count="5" meta:object-count="0" meta:page-count="50" meta:paragraph-count="1267" meta:word-count="9544" meta:character-count="84312"/>
    <meta:user-defined meta:name="Info 1"/>
    <meta:user-defined meta:name="Info 2"/>
    <meta:user-defined meta:name="Info 3"/>
    <meta:user-defined meta:name="Info 4"/>
  </office:meta>
</office:document-meta>
</file>